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3"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text-align="start" style:justify-single-word="false"/>
      <style:text-properties officeooo:rsid="0046320d" officeooo:paragraph-rsid="0046320d"/>
    </style:style>
    <style:style style:name="P4" style:family="paragraph" style:parent-style-name="Text_20_body">
      <style:paragraph-properties fo:text-align="start" style:justify-single-word="false"/>
      <style:text-properties officeooo:rsid="004bb8db" officeooo:paragraph-rsid="004bb8db"/>
    </style:style>
    <style:style style:name="P5" style:family="paragraph" style:parent-style-name="Text_20_body">
      <style:paragraph-properties fo:text-align="start" style:justify-single-word="false"/>
      <style:text-properties fo:font-weight="bold" officeooo:rsid="004cca8f" officeooo:paragraph-rsid="004cca8f" style:font-weight-asian="bold" style:font-weight-complex="bold"/>
    </style:style>
    <style:style style:name="P6" style:family="paragraph" style:parent-style-name="Text_20_body">
      <style:paragraph-properties fo:text-align="center" style:justify-single-word="false"/>
      <style:text-properties fo:font-style="normal" fo:font-weight="normal" officeooo:rsid="0051e985" officeooo:paragraph-rsid="0051e985"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officeooo:rsid="0051e985" officeooo:paragraph-rsid="005fc970"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officeooo:rsid="004e772b" officeooo:paragraph-rsid="004e772b"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fo:font-style="normal" fo:font-weight="normal" officeooo:rsid="004e772b" officeooo:paragraph-rsid="00b2ed01"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tyle="normal" fo:font-weight="normal" officeooo:rsid="004e772b" officeooo:paragraph-rsid="00b2ed01"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fo:font-style="normal" fo:font-weight="normal" officeooo:rsid="004f48f1" officeooo:paragraph-rsid="004f48f1" style:font-style-asian="normal" style:font-weight-asian="normal" style:font-style-complex="normal" style:font-weight-complex="normal"/>
    </style:style>
    <style:style style:name="P12" style:family="paragraph" style:parent-style-name="Text_20_body">
      <style:paragraph-properties fo:text-align="center" style:justify-single-word="false"/>
      <style:text-properties fo:font-style="normal" fo:font-weight="normal" officeooo:rsid="0053e56f" officeooo:paragraph-rsid="0053e56f"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fo:font-weight="normal" officeooo:rsid="00588c31" officeooo:paragraph-rsid="00588c31"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font-style="normal" fo:font-weight="normal" officeooo:rsid="00588c31" officeooo:paragraph-rsid="00b2ed01"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fo:font-weight="normal" officeooo:rsid="005d821d" officeooo:paragraph-rsid="005dc9e5"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fo:font-style="normal" fo:font-weight="normal" officeooo:rsid="005d821d" officeooo:paragraph-rsid="005d821d"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officeooo:rsid="005d821d" officeooo:paragraph-rsid="00b2ed01" style:font-style-asian="normal" style:font-weight-asian="normal" style:font-style-complex="normal" style:font-weight-complex="normal"/>
    </style:style>
    <style:style style:name="P18" style:family="paragraph" style:parent-style-name="Text_20_body">
      <style:paragraph-properties fo:text-align="center" style:justify-single-word="false"/>
      <style:text-properties fo:font-style="normal" fo:font-weight="normal" officeooo:rsid="005d821d" officeooo:paragraph-rsid="005d821d"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font-style="normal" fo:font-weight="normal" officeooo:rsid="005dc9e5" officeooo:paragraph-rsid="005dc9e5" style:font-style-asian="normal" style:font-weight-asian="normal" style:font-style-complex="normal" style:font-weight-complex="normal"/>
    </style:style>
    <style:style style:name="P20" style:family="paragraph" style:parent-style-name="Text_20_body">
      <style:paragraph-properties fo:text-align="center" style:justify-single-word="false"/>
      <style:text-properties fo:font-style="normal" fo:font-weight="normal" officeooo:rsid="0061dfcd" officeooo:paragraph-rsid="0061dfcd" style:font-style-asian="normal" style:font-weight-asian="normal" style:font-style-complex="normal" style:font-weight-complex="normal"/>
    </style:style>
    <style:style style:name="P21" style:family="paragraph" style:parent-style-name="Text_20_body">
      <style:paragraph-properties fo:text-align="center" style:justify-single-word="false"/>
      <style:text-properties fo:font-style="normal" fo:font-weight="normal" officeooo:rsid="0061dfcd" officeooo:paragraph-rsid="00709c8a"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officeooo:rsid="00636ff7" officeooo:paragraph-rsid="00636ff7"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officeooo:rsid="00636ff7" officeooo:paragraph-rsid="00b2ed01"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officeooo:rsid="0066021f" officeooo:paragraph-rsid="0066021f"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fo:font-weight="normal" officeooo:rsid="0069ad77" officeooo:paragraph-rsid="0069ad77"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fo:font-weight="normal" officeooo:rsid="005fc970" officeooo:paragraph-rsid="005fc970" style:font-style-asian="normal" style:font-weight-asian="normal" style:font-style-complex="normal" style:font-weight-complex="normal"/>
    </style:style>
    <style:style style:name="P27" style:family="paragraph" style:parent-style-name="Text_20_body">
      <style:paragraph-properties fo:text-align="center" style:justify-single-word="false"/>
      <style:text-properties fo:font-style="normal" fo:font-weight="normal" officeooo:rsid="005fc970" officeooo:paragraph-rsid="005d821d"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fo:font-style="normal" fo:font-weight="normal" officeooo:rsid="006b9ee2" officeooo:paragraph-rsid="006b9ee2"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font-style="normal" fo:font-weight="normal" officeooo:rsid="0094abc9" officeooo:paragraph-rsid="0094abc9"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font-style="normal" fo:font-weight="normal" officeooo:rsid="00907865" officeooo:paragraph-rsid="0092b767"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fo:font-weight="normal" officeooo:rsid="0056edb4" officeooo:paragraph-rsid="0056edb4" style:font-style-asian="normal" style:font-weight-asian="normal" style:font-style-complex="normal" style:font-weight-complex="normal"/>
    </style:style>
    <style:style style:name="P32" style:family="paragraph" style:parent-style-name="Text_20_body">
      <style:paragraph-properties fo:text-align="start" style:justify-single-word="false"/>
      <style:text-properties fo:font-style="normal" fo:font-weight="normal" officeooo:rsid="004bb8db" officeooo:paragraph-rsid="00b2ed01"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fo:font-style="normal" fo:font-weight="normal" officeooo:rsid="006b9ee2" officeooo:paragraph-rsid="006b9ee2" fo:background-color="transparent"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fo:font-style="normal" fo:font-weight="bold" officeooo:rsid="005dc9e5" officeooo:paragraph-rsid="005dc9e5" style:font-style-asian="normal" style:font-weight-asian="bold" style:font-style-complex="normal" style:font-weight-complex="bold"/>
    </style:style>
    <style:style style:name="P35" style:family="paragraph" style:parent-style-name="Text_20_body">
      <style:paragraph-properties fo:text-align="start" style:justify-single-word="false"/>
      <style:text-properties fo:font-style="normal" fo:font-weight="bold" officeooo:rsid="00907865" officeooo:paragraph-rsid="0092b767" style:font-style-asian="normal" style:font-weight-asian="bold" style:font-style-complex="normal" style:font-weight-complex="bold"/>
    </style:style>
    <style:style style:name="P36" style:family="paragraph" style:parent-style-name="Text_20_body">
      <style:paragraph-properties fo:text-align="start" style:justify-single-word="false"/>
      <style:text-properties fo:font-style="normal" fo:font-weight="bold" officeooo:rsid="0092b767" officeooo:paragraph-rsid="0092b767" style:font-style-asian="normal" style:font-weight-asian="bold" style:font-style-complex="normal" style:font-weight-complex="bold"/>
    </style:style>
    <style:style style:name="P37" style:family="paragraph" style:parent-style-name="Text_20_body">
      <style:paragraph-properties fo:text-align="start" style:justify-single-word="false"/>
      <style:text-properties fo:font-style="normal" fo:font-weight="bold" officeooo:rsid="0092b767" officeooo:paragraph-rsid="00959a2d" style:font-style-asian="normal" style:font-weight-asian="bold" style:font-style-complex="normal" style:font-weight-complex="bold"/>
    </style:style>
    <style:style style:name="P38" style:family="paragraph" style:parent-style-name="Text_20_body">
      <style:paragraph-properties fo:text-align="start" style:justify-single-word="false"/>
      <style:text-properties fo:font-style="normal" fo:font-weight="bold" officeooo:rsid="0094abc9" officeooo:paragraph-rsid="0094abc9" style:font-style-asian="normal" style:font-weight-asian="bold" style:font-style-complex="normal" style:font-weight-complex="bold"/>
    </style:style>
    <style:style style:name="P39" style:family="paragraph" style:parent-style-name="Text_20_body">
      <style:text-properties fo:font-style="normal" officeooo:rsid="0077ca2a" officeooo:paragraph-rsid="00794a89" style:font-style-asian="normal" style:font-style-complex="normal"/>
    </style:style>
    <style:style style:name="P40" style:family="paragraph" style:parent-style-name="Text_20_body">
      <style:text-properties fo:font-style="normal" officeooo:rsid="00794a89" officeooo:paragraph-rsid="00794a89" style:font-style-asian="normal" style:font-style-complex="normal"/>
    </style:style>
    <style:style style:name="P41" style:family="paragraph" style:parent-style-name="Text_20_body">
      <style:paragraph-properties fo:text-align="start" style:justify-single-word="false"/>
      <style:text-properties officeooo:rsid="005d05e2" officeooo:paragraph-rsid="005d05e2"/>
    </style:style>
    <style:style style:name="P42" style:family="paragraph" style:parent-style-name="Text_20_body">
      <style:paragraph-properties fo:text-align="start" style:justify-single-word="false"/>
      <style:text-properties officeooo:rsid="005d05e2" officeooo:paragraph-rsid="00822033"/>
    </style:style>
    <style:style style:name="P43" style:family="paragraph" style:parent-style-name="Text_20_body">
      <style:text-properties officeooo:paragraph-rsid="006dfb1e"/>
    </style:style>
    <style:style style:name="P44" style:family="paragraph" style:parent-style-name="Text_20_body">
      <style:text-properties officeooo:rsid="0048fd6f" officeooo:paragraph-rsid="006dfb1e"/>
    </style:style>
    <style:style style:name="P45" style:family="paragraph" style:parent-style-name="Text_20_body">
      <style:text-properties officeooo:rsid="00435847" officeooo:paragraph-rsid="006dfb1e"/>
    </style:style>
    <style:style style:name="P46" style:family="paragraph" style:parent-style-name="Text_20_body">
      <style:text-properties officeooo:rsid="00766e58" officeooo:paragraph-rsid="00766e58"/>
    </style:style>
    <style:style style:name="P47" style:family="paragraph" style:parent-style-name="Text_20_body">
      <style:text-properties officeooo:rsid="0076c197" officeooo:paragraph-rsid="0076c197"/>
    </style:style>
    <style:style style:name="P48" style:family="paragraph" style:parent-style-name="Text_20_body">
      <style:text-properties officeooo:rsid="0077ca2a" officeooo:paragraph-rsid="0077ca2a"/>
    </style:style>
    <style:style style:name="P49" style:family="paragraph" style:parent-style-name="Text_20_body">
      <style:text-properties officeooo:rsid="0077ca2a" officeooo:paragraph-rsid="00794a89"/>
    </style:style>
    <style:style style:name="P50" style:family="paragraph" style:parent-style-name="Text_20_body">
      <style:text-properties officeooo:rsid="00907865" officeooo:paragraph-rsid="0091f685"/>
    </style:style>
    <style:style style:name="P51" style:family="paragraph" style:parent-style-name="Text_20_body">
      <style:text-properties officeooo:rsid="00907865" officeooo:paragraph-rsid="00957996"/>
    </style:style>
    <style:style style:name="P52" style:family="paragraph" style:parent-style-name="Text_20_body">
      <style:paragraph-properties fo:text-align="start" style:justify-single-word="false"/>
      <style:text-properties officeooo:rsid="00907865" officeooo:paragraph-rsid="007294cb"/>
    </style:style>
    <style:style style:name="P53" style:family="paragraph" style:parent-style-name="Text_20_body">
      <style:text-properties officeooo:rsid="0091f685" officeooo:paragraph-rsid="0091f685"/>
    </style:style>
    <style:style style:name="P54" style:family="paragraph" style:parent-style-name="Text_20_body">
      <style:text-properties officeooo:paragraph-rsid="0091f685"/>
    </style:style>
    <style:style style:name="P55" style:family="paragraph" style:parent-style-name="Text_20_body">
      <style:text-properties officeooo:rsid="00949f55" officeooo:paragraph-rsid="00949f55"/>
    </style:style>
    <style:style style:name="P56" style:family="paragraph" style:parent-style-name="Text_20_body">
      <style:text-properties officeooo:rsid="009fc01f" officeooo:paragraph-rsid="009fc01f"/>
    </style:style>
    <style:style style:name="P57" style:family="paragraph" style:parent-style-name="Text_20_body">
      <style:text-properties style:font-name="Arial" fo:language="pt" fo:country="BR" officeooo:rsid="00a45c05" officeooo:paragraph-rsid="00a45c05"/>
    </style:style>
    <style:style style:name="P58" style:family="paragraph" style:parent-style-name="Text_20_body">
      <style:text-properties style:font-name="Arial" fo:language="pt" fo:country="BR" officeooo:rsid="00a45c05" officeooo:paragraph-rsid="00b2ed01"/>
    </style:style>
    <style:style style:name="P59" style:family="paragraph" style:parent-style-name="Text_20_body">
      <style:paragraph-properties fo:text-align="start" style:justify-single-word="false"/>
      <style:text-properties fo:color="#00a933" fo:font-style="normal" fo:font-weight="bold" officeooo:rsid="005fc970" officeooo:paragraph-rsid="005fc970" style:font-style-asian="normal" style:font-weight-asian="bold" style:font-style-complex="normal" style:font-weight-complex="bold"/>
    </style:style>
    <style:style style:name="P60" style:family="paragraph" style:parent-style-name="Text_20_body">
      <style:paragraph-properties fo:text-align="start" style:justify-single-word="false"/>
      <style:text-properties fo:color="#00a933" fo:font-style="normal" fo:font-weight="bold" officeooo:rsid="005dc9e5" officeooo:paragraph-rsid="005dc9e5" style:font-style-asian="normal" style:font-weight-asian="bold" style:font-style-complex="normal" style:font-weight-complex="bold"/>
    </style:style>
    <style:style style:name="P61" style:family="paragraph" style:parent-style-name="Text_20_body">
      <style:paragraph-properties fo:text-align="start" style:justify-single-word="false"/>
      <style:text-properties fo:color="#00a933" fo:font-style="normal" fo:font-weight="bold" officeooo:rsid="007fc823" officeooo:paragraph-rsid="0081bef8" style:font-style-asian="normal" style:font-weight-asian="bold" style:font-style-complex="normal" style:font-weight-complex="bold"/>
    </style:style>
    <style:style style:name="P62" style:family="paragraph" style:parent-style-name="Text_20_body">
      <style:paragraph-properties fo:text-align="start" style:justify-single-word="false"/>
      <style:text-properties fo:color="#00a933" fo:font-style="normal" fo:font-weight="bold" officeooo:rsid="007fc823" officeooo:paragraph-rsid="00822033" style:font-style-asian="normal" style:font-weight-asian="bold" style:font-style-complex="normal" style:font-weight-complex="bold"/>
    </style:style>
    <style:style style:name="P63" style:family="paragraph" style:parent-style-name="Text_20_body">
      <style:paragraph-properties fo:text-align="start" style:justify-single-word="false"/>
      <style:text-properties fo:color="#00a933" fo:font-style="normal" fo:font-weight="bold" officeooo:rsid="00822033" officeooo:paragraph-rsid="00822033" style:font-style-asian="normal" style:font-weight-asian="bold" style:font-style-complex="normal" style:font-weight-complex="bold"/>
    </style:style>
    <style:style style:name="P64" style:family="paragraph" style:parent-style-name="Text_20_body">
      <style:paragraph-properties fo:text-align="start" style:justify-single-word="false"/>
      <style:text-properties fo:color="#00a933" fo:font-style="normal" fo:font-weight="normal" officeooo:rsid="005d821d" officeooo:paragraph-rsid="005dc9e5" style:font-style-asian="normal" style:font-weight-asian="normal" style:font-style-complex="normal" style:font-weight-complex="normal"/>
    </style:style>
    <style:style style:name="P65" style:family="paragraph" style:parent-style-name="Text_20_body">
      <style:paragraph-properties fo:text-align="start" style:justify-single-word="false"/>
      <style:text-properties fo:color="#00a933" fo:font-style="normal" fo:font-weight="normal" officeooo:rsid="00588c31" officeooo:paragraph-rsid="00588c31" style:font-style-asian="normal" style:font-weight-asian="normal" style:font-style-complex="normal" style:font-weight-complex="normal"/>
    </style:style>
    <style:style style:name="P66" style:family="paragraph" style:parent-style-name="Text_20_body">
      <style:paragraph-properties fo:text-align="start" style:justify-single-word="false"/>
      <style:text-properties fo:color="#00a933" fo:font-style="normal" fo:font-weight="normal" officeooo:rsid="00636ff7" officeooo:paragraph-rsid="00636ff7" style:font-style-asian="normal" style:font-weight-asian="normal" style:font-style-complex="normal" style:font-weight-complex="normal"/>
    </style:style>
    <style:style style:name="P67" style:family="paragraph" style:parent-style-name="Text_20_body">
      <style:paragraph-properties fo:text-align="start" style:justify-single-word="false"/>
      <style:text-properties fo:color="#00a933" fo:font-style="normal" fo:font-weight="normal" officeooo:rsid="0066021f" officeooo:paragraph-rsid="0066021f"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color="#00a933" officeooo:rsid="004bb8db" officeooo:paragraph-rsid="004bb8db"/>
    </style:style>
    <style:style style:name="P69" style:family="paragraph" style:parent-style-name="Text_20_body">
      <style:text-properties fo:color="#00a933" officeooo:paragraph-rsid="007d09ec"/>
    </style:style>
    <style:style style:name="P70" style:family="paragraph" style:parent-style-name="Text_20_body">
      <style:text-properties fo:color="#00a933" style:font-name="Arial" fo:language="pt" fo:country="BR" officeooo:rsid="00a45c05" officeooo:paragraph-rsid="00a45c05"/>
    </style:style>
    <style:style style:name="P71" style:family="paragraph" style:parent-style-name="Text_20_body">
      <style:text-properties fo:color="#00a933" style:font-name="Arial" fo:language="pt" fo:country="BR" fo:font-style="normal" fo:font-weight="normal" officeooo:rsid="00a6673a" officeooo:paragraph-rsid="00a6673a" style:font-style-asian="normal" style:font-weight-asian="normal" style:font-style-complex="normal" style:font-weight-complex="normal"/>
    </style:style>
    <style:style style:name="P72" style:family="paragraph" style:parent-style-name="Text_20_body">
      <style:text-properties fo:color="#00a933" officeooo:paragraph-rsid="00a45c05"/>
    </style:style>
    <style:style style:name="P73" style:family="paragraph" style:parent-style-name="Text_20_body">
      <style:text-properties fo:color="#00a933" officeooo:rsid="00a637c7" officeooo:paragraph-rsid="00a637c7"/>
    </style:style>
    <style:style style:name="P74" style:family="paragraph" style:parent-style-name="Text_20_body">
      <style:text-properties fo:color="#00a933" officeooo:rsid="0081bef8" officeooo:paragraph-rsid="0081bef8"/>
    </style:style>
    <style:style style:name="P75" style:family="paragraph" style:parent-style-name="Text_20_body">
      <style:paragraph-properties fo:text-align="start" style:justify-single-word="false"/>
      <style:text-properties fo:color="#00a933" officeooo:paragraph-rsid="00848d05"/>
    </style:style>
    <style:style style:name="P76" style:family="paragraph" style:parent-style-name="Text_20_body">
      <style:paragraph-properties fo:text-align="start" style:justify-single-word="false"/>
      <style:text-properties fo:color="#00a933" officeooo:paragraph-rsid="008cf292"/>
    </style:style>
    <style:style style:name="P77" style:family="paragraph" style:parent-style-name="Text_20_body">
      <style:text-properties fo:color="#00a933" officeooo:rsid="00a6673a" officeooo:paragraph-rsid="00a6673a"/>
    </style:style>
    <style:style style:name="P78" style:family="paragraph" style:parent-style-name="Text_20_body">
      <style:text-properties style:use-window-font-color="true"/>
    </style:style>
    <style:style style:name="P79" style:family="paragraph" style:parent-style-name="Text_20_body">
      <style:paragraph-properties fo:text-align="start" style:justify-single-word="false"/>
      <style:text-properties style:use-window-font-color="true" officeooo:rsid="00497fe1" officeooo:paragraph-rsid="00497fe1"/>
    </style:style>
    <style:style style:name="P80" style:family="paragraph" style:parent-style-name="Text_20_body">
      <style:paragraph-properties fo:text-align="start" style:justify-single-word="false"/>
      <style:text-properties style:use-window-font-color="true" fo:font-weight="bold" officeooo:rsid="004bb8db" officeooo:paragraph-rsid="004bb8db" style:font-weight-asian="bold" style:font-weight-complex="bold"/>
    </style:style>
    <style:style style:name="P81" style:family="paragraph" style:parent-style-name="Text_20_body">
      <style:paragraph-properties fo:text-align="start" style:justify-single-word="false"/>
      <style:text-properties style:use-window-font-color="true" officeooo:rsid="004bb8db" officeooo:paragraph-rsid="00a30514"/>
    </style:style>
    <style:style style:name="P82" style:family="paragraph" style:parent-style-name="Text_20_body">
      <style:text-properties style:use-window-font-color="true" style:font-name="Arial" fo:language="pt" fo:country="BR" fo:font-style="normal" fo:font-weight="normal" officeooo:rsid="00b69686" officeooo:paragraph-rsid="00b69686" style:font-style-asian="normal" style:font-weight-asian="normal" style:font-style-complex="normal" style:font-weight-complex="normal"/>
    </style:style>
    <style:style style:name="P83" style:family="paragraph" style:parent-style-name="Text_20_body">
      <style:text-properties style:use-window-font-color="true" style:font-name="Arial" fo:language="pt" fo:country="BR" fo:font-style="normal" fo:font-weight="normal" officeooo:rsid="00b4b008" officeooo:paragraph-rsid="00b4b008" style:font-style-asian="normal" style:font-weight-asian="normal" style:font-style-complex="normal" style:font-weight-complex="normal"/>
    </style:style>
    <style:style style:name="P84" style:family="paragraph" style:parent-style-name="Text_20_body">
      <style:paragraph-properties fo:text-align="justify" style:justify-single-word="false"/>
      <style:text-properties style:use-window-font-color="true" officeooo:rsid="00bd5256" officeooo:paragraph-rsid="00bd5256"/>
    </style:style>
    <style:style style:name="P85" style:family="paragraph" style:parent-style-name="Text_20_body">
      <style:paragraph-properties fo:text-align="center" style:justify-single-word="false"/>
      <style:text-properties fo:font-weight="normal" officeooo:rsid="0051e985" officeooo:paragraph-rsid="0051e985" style:font-weight-asian="normal" style:font-weight-complex="normal"/>
    </style:style>
    <style:style style:name="P86" style:family="paragraph" style:parent-style-name="Text_20_body">
      <style:paragraph-properties fo:text-align="justify" style:justify-single-word="false"/>
      <style:text-properties officeooo:paragraph-rsid="00b2ed01"/>
    </style:style>
    <style:style style:name="P87" style:family="paragraph" style:parent-style-name="Text_20_body">
      <style:text-properties officeooo:rsid="00a637c7" officeooo:paragraph-rsid="00b2ed01"/>
    </style:style>
    <style:style style:name="P88" style:family="paragraph" style:parent-style-name="Text_20_body">
      <style:text-properties officeooo:rsid="00a6673a" officeooo:paragraph-rsid="00b2ed01"/>
    </style:style>
    <style:style style:name="P89" style:family="paragraph" style:parent-style-name="Text_20_body">
      <style:text-properties officeooo:paragraph-rsid="00b2ed01"/>
    </style:style>
    <style:style style:name="P90" style:family="paragraph" style:parent-style-name="Text_20_body">
      <style:paragraph-properties fo:text-align="start" style:justify-single-word="false" fo:break-before="page"/>
      <style:text-properties officeooo:rsid="005d05e2" officeooo:paragraph-rsid="005d05e2"/>
    </style:style>
    <style:style style:name="P91" style:family="paragraph" style:parent-style-name="Text_20_body">
      <style:paragraph-properties fo:break-before="page"/>
      <style:text-properties style:use-window-font-color="true" style:font-name="Arial" fo:language="pt" fo:country="BR" fo:font-style="normal" fo:font-weight="normal" officeooo:rsid="00b69686" officeooo:paragraph-rsid="00b69686" style:font-style-asian="normal" style:font-weight-asian="normal" style:font-style-complex="normal" style:font-weight-complex="normal"/>
    </style:style>
    <style:style style:name="P92" style:family="paragraph" style:parent-style-name="Text_20_body">
      <style:paragraph-properties fo:break-before="page"/>
      <style:text-properties officeooo:rsid="00907865" officeooo:paragraph-rsid="0091f685"/>
    </style:style>
    <style:style style:name="P93" style:family="paragraph" style:parent-style-name="Standard">
      <style:text-properties fo:color="#00a933" officeooo:rsid="0042194c" officeooo:paragraph-rsid="006dfb1e"/>
    </style:style>
    <style:style style:name="P94" style:family="paragraph" style:parent-style-name="Standard">
      <style:paragraph-properties fo:text-align="start" style:justify-single-word="false"/>
      <style:text-properties fo:font-style="normal" fo:font-weight="normal" officeooo:rsid="000d01f1" officeooo:paragraph-rsid="009d1f5d" style:font-style-asian="normal" style:font-weight-asian="normal" style:font-style-complex="normal" style:font-weight-complex="normal"/>
    </style:style>
    <style:style style:name="P95" style:family="paragraph" style:parent-style-name="Standard">
      <style:text-properties officeooo:rsid="00083d3f" officeooo:paragraph-rsid="009d1f5d"/>
    </style:style>
    <style:style style:name="P96" style:family="paragraph" style:parent-style-name="Standard">
      <style:text-properties officeooo:rsid="000b1f9e" officeooo:paragraph-rsid="009d1f5d"/>
    </style:style>
    <style:style style:name="P97" style:family="paragraph" style:parent-style-name="Standard">
      <style:text-properties officeooo:rsid="000d01f1" officeooo:paragraph-rsid="009d1f5d"/>
    </style:style>
    <style:style style:name="P98" style:family="paragraph" style:parent-style-name="Standard">
      <style:text-properties officeooo:rsid="000e3d53" officeooo:paragraph-rsid="009d1f5d"/>
    </style:style>
    <style:style style:name="P99" style:family="paragraph" style:parent-style-name="Standard">
      <style:text-properties officeooo:rsid="00102c43" officeooo:paragraph-rsid="009d1f5d"/>
    </style:style>
    <style:style style:name="P100" style:family="paragraph" style:parent-style-name="Standard">
      <style:text-properties officeooo:rsid="00143026" officeooo:paragraph-rsid="009d1f5d"/>
    </style:style>
    <style:style style:name="P101" style:family="paragraph" style:parent-style-name="Citação">
      <style:paragraph-properties fo:margin-left="0cm" fo:margin-right="0cm" fo:text-indent="0cm" style:auto-text-indent="false"/>
      <style:text-properties style:use-window-font-color="true" officeooo:paragraph-rsid="00b2ed01"/>
    </style:style>
    <style:style style:name="P102" style:family="paragraph" style:parent-style-name="Text_20_body">
      <style:paragraph-properties fo:margin-left="2.501cm" fo:margin-right="0cm" fo:line-height="100%" fo:text-align="justify" style:justify-single-word="false" fo:text-indent="0cm" style:auto-text-indent="false"/>
      <style:text-properties fo:font-size="10pt" officeooo:paragraph-rsid="00b2ed01" style:font-size-asian="10pt" style:font-size-complex="10pt"/>
    </style:style>
    <style:style style:name="P103" style:family="paragraph" style:parent-style-name="Text_20_body">
      <style:paragraph-properties fo:margin-left="2.501cm" fo:margin-right="0cm" fo:text-align="justify" style:justify-single-word="false" fo:text-indent="0cm" style:auto-text-indent="false"/>
      <style:text-properties fo:font-size="10pt" fo:font-style="normal" fo:font-weight="normal" officeooo:rsid="005fc970" officeooo:paragraph-rsid="00b2ed01" style:font-size-asian="10pt" style:font-style-asian="normal" style:font-weight-asian="normal" style:font-size-complex="10pt" style:font-style-complex="normal" style:font-weight-complex="normal"/>
    </style:style>
    <style:style style:name="P104" style:family="paragraph" style:parent-style-name="Heading_20_1">
      <style:text-properties officeooo:rsid="00548c22" officeooo:paragraph-rsid="00b2ed01"/>
    </style:style>
    <style:style style:name="P105" style:family="paragraph" style:parent-style-name="Heading_20_1">
      <style:text-properties officeooo:rsid="0055547a" officeooo:paragraph-rsid="00b2ed01"/>
    </style:style>
    <style:style style:name="P106" style:family="paragraph" style:parent-style-name="Heading_20_1">
      <style:paragraph-properties fo:text-align="start" style:justify-single-word="false"/>
      <style:text-properties officeooo:rsid="0055547a" officeooo:paragraph-rsid="00b2ed01"/>
    </style:style>
    <style:style style:name="P107" style:family="paragraph" style:parent-style-name="Heading_20_1">
      <style:text-properties officeooo:paragraph-rsid="00b2ed01"/>
    </style:style>
    <style:style style:name="P108" style:family="paragraph" style:parent-style-name="Heading_20_1">
      <style:text-properties officeooo:rsid="00551469" officeooo:paragraph-rsid="00b2ed01"/>
    </style:style>
    <style:style style:name="P109" style:family="paragraph" style:parent-style-name="Heading_20_1">
      <style:text-properties officeooo:rsid="006dfb1e" officeooo:paragraph-rsid="006dfb1e"/>
    </style:style>
    <style:style style:name="P110" style:family="paragraph" style:parent-style-name="Heading_20_1">
      <style:text-properties officeooo:rsid="00766e58" officeooo:paragraph-rsid="00766e58"/>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rsid="00a45c05" officeooo:paragraph-rsid="00a45c05"/>
    </style:style>
    <style:style style:name="P113" style:family="paragraph" style:parent-style-name="Heading_20_1">
      <style:paragraph-properties fo:break-before="page"/>
      <style:text-properties officeooo:rsid="00c1a4c2" officeooo:paragraph-rsid="00c1a4c2"/>
    </style:style>
    <style:style style:name="P114" style:family="paragraph" style:parent-style-name="Heading_20_2">
      <style:text-properties officeooo:rsid="00794a89" officeooo:paragraph-rsid="00794a89"/>
    </style:style>
    <style:style style:name="P115" style:family="paragraph" style:parent-style-name="Heading_20_2">
      <style:text-properties fo:color="#00a933" fo:font-style="normal" officeooo:rsid="00794a89" style:font-style-asian="normal" style:font-style-complex="normal"/>
    </style:style>
    <style:style style:name="P116" style:family="paragraph" style:parent-style-name="Text_20_body" style:master-page-name="CTM_20__7c__20_Capa">
      <style:paragraph-properties style:page-number="auto"/>
      <style:text-properties fo:color="#00a933"/>
    </style:style>
    <style:style style:name="P117" style:family="paragraph" style:parent-style-name="Text_20_body" style:list-style-name="L1">
      <style:paragraph-properties fo:text-align="justify" style:justify-single-word="false"/>
      <style:text-properties style:use-window-font-color="true" officeooo:rsid="0055547a" officeooo:paragraph-rsid="00b2ed01"/>
    </style:style>
    <style:style style:name="P118" style:family="paragraph" style:parent-style-name="Text_20_body" style:list-style-name="L1">
      <style:paragraph-properties fo:text-align="justify" style:justify-single-word="false"/>
      <style:text-properties style:use-window-font-color="true" officeooo:rsid="005c4b36" officeooo:paragraph-rsid="00b2ed01"/>
    </style:style>
    <style:style style:name="P119" style:family="paragraph" style:parent-style-name="Text_20_body" style:list-style-name="L2">
      <style:paragraph-properties fo:text-align="start" style:justify-single-word="false"/>
      <style:text-properties fo:font-weight="bold" officeooo:rsid="004cca8f" officeooo:paragraph-rsid="008b990a" style:font-weight-asian="bold" style:font-weight-complex="bold"/>
    </style:style>
    <style:style style:name="P120" style:family="paragraph" style:parent-style-name="Text_20_body" style:list-style-name="L2">
      <style:paragraph-properties fo:text-align="center" style:justify-single-word="false"/>
      <style:text-properties fo:font-style="normal" fo:font-weight="normal" officeooo:rsid="008b990a" officeooo:paragraph-rsid="008b990a" style:font-style-asian="normal" style:font-weight-asian="normal" style:font-style-complex="normal" style:font-weight-complex="normal"/>
    </style:style>
    <style:style style:name="P121" style:family="paragraph" style:parent-style-name="Text_20_body">
      <style:text-properties officeooo:rsid="00c1a4c2" officeooo:paragraph-rsid="00c1a4c2"/>
    </style:style>
    <style:style style:name="T1" style:family="text">
      <style:text-properties officeooo:rsid="0049fc7c"/>
    </style:style>
    <style:style style:name="T2" style:family="text">
      <style:text-properties fo:font-weight="bold" style:font-weight-asian="bold" style:font-weight-complex="bold"/>
    </style:style>
    <style:style style:name="T3" style:family="text">
      <style:text-properties fo:font-weight="bold" officeooo:rsid="005dc9e5" style:font-weight-asian="bold" style:font-weight-complex="bold"/>
    </style:style>
    <style:style style:name="T4" style:family="text">
      <style:text-properties fo:font-weight="bold" officeooo:rsid="0081bef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7e96b2" style:font-weight-asian="normal" style:font-weight-complex="normal"/>
    </style:style>
    <style:style style:name="T7" style:family="text">
      <style:text-properties fo:font-weight="normal" officeooo:rsid="0081bef8" style:font-weight-asian="normal" style:font-weight-complex="normal"/>
    </style:style>
    <style:style style:name="T8" style:family="text">
      <style:text-properties fo:font-weight="normal" officeooo:rsid="00907865" style:font-weight-asian="normal" style:font-weight-complex="normal"/>
    </style:style>
    <style:style style:name="T9" style:family="text">
      <style:text-properties fo:font-weight="normal" fo:background-color="transparent" loext:char-shading-value="0"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5dc9e5" style:font-style-asian="italic" style:font-weight-asian="normal" style:font-style-complex="italic" style:font-weight-complex="normal"/>
    </style:style>
    <style:style style:name="T12" style:family="text">
      <style:text-properties fo:font-style="italic" fo:font-weight="normal" officeooo:rsid="005fc970"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officeooo:rsid="0055547a"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794a89" style:font-style-asian="normal" style:font-style-complex="normal"/>
    </style:style>
    <style:style style:name="T17" style:family="text">
      <style:text-properties fo:font-style="normal" officeooo:rsid="007a8f63" style:font-style-asian="normal" style:font-style-complex="normal"/>
    </style:style>
    <style:style style:name="T18" style:family="text">
      <style:text-properties fo:font-style="normal" officeooo:rsid="004e772b" style:font-style-asian="normal" style:font-style-complex="normal"/>
    </style:style>
    <style:style style:name="T19" style:family="text">
      <style:text-properties fo:font-style="normal" officeooo:rsid="00551469"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7fc823" style:font-style-asian="normal" style:font-weight-asian="normal" style:font-style-complex="normal" style:font-weight-complex="normal"/>
    </style:style>
    <style:style style:name="T22" style:family="text">
      <style:text-properties fo:font-style="normal" fo:font-weight="normal" officeooo:rsid="0077ca2a" style:font-style-asian="normal" style:font-weight-asian="normal" style:font-style-complex="normal" style:font-weight-complex="normal"/>
    </style:style>
    <style:style style:name="T23" style:family="text">
      <style:text-properties fo:font-style="normal" fo:font-weight="normal" officeooo:rsid="005dc9e5" style:font-style-asian="normal" style:font-weight-asian="normal" style:font-style-complex="normal" style:font-weight-complex="normal"/>
    </style:style>
    <style:style style:name="T24" style:family="text">
      <style:text-properties fo:font-style="normal" fo:font-weight="normal" officeooo:rsid="005fc970" style:font-style-asian="normal" style:font-weight-asian="normal" style:font-style-complex="normal" style:font-weight-complex="normal"/>
    </style:style>
    <style:style style:name="T25" style:family="text">
      <style:text-properties fo:font-style="normal" fo:font-weight="normal" officeooo:rsid="004e772b" style:font-style-asian="normal" style:font-weight-asian="normal" style:font-style-complex="normal" style:font-weight-complex="normal"/>
    </style:style>
    <style:style style:name="T26" style:family="text">
      <style:text-properties fo:font-style="normal" fo:font-weight="normal" officeooo:rsid="0076c197" style:font-style-asian="normal" style:font-weight-asian="normal" style:font-style-complex="normal" style:font-weight-complex="normal"/>
    </style:style>
    <style:style style:name="T27" style:family="text">
      <style:text-properties fo:font-style="normal" fo:font-weight="normal" officeooo:rsid="005a9d3d" style:font-style-asian="normal" style:font-weight-asian="normal" style:font-style-complex="normal" style:font-weight-complex="normal"/>
    </style:style>
    <style:style style:name="T28" style:family="text">
      <style:text-properties fo:font-style="normal" fo:font-weight="normal" officeooo:rsid="00794a89" style:font-style-asian="normal" style:font-weight-asian="normal" style:font-style-complex="normal" style:font-weight-complex="normal"/>
    </style:style>
    <style:style style:name="T29" style:family="text">
      <style:text-properties fo:font-style="normal" fo:font-weight="normal" officeooo:rsid="007a8f63" style:font-style-asian="normal" style:font-weight-asian="normal" style:font-style-complex="normal" style:font-weight-complex="normal"/>
    </style:style>
    <style:style style:name="T30" style:family="text">
      <style:text-properties fo:font-style="normal" fo:font-weight="normal" officeooo:rsid="008cf292" style:font-style-asian="normal" style:font-weight-asian="normal" style:font-style-complex="normal" style:font-weight-complex="normal"/>
    </style:style>
    <style:style style:name="T31" style:family="text">
      <style:text-properties fo:font-style="normal" fo:font-weight="normal" officeooo:rsid="008d3d1b" style:font-style-asian="normal" style:font-weight-asian="normal" style:font-style-complex="normal" style:font-weight-complex="normal"/>
    </style:style>
    <style:style style:name="T32" style:family="text">
      <style:text-properties fo:font-style="normal" fo:background-color="#ffff00" loext:char-shading-value="0" style:font-style-asian="normal" style:font-style-complex="normal"/>
    </style:style>
    <style:style style:name="T33" style:family="text">
      <style:text-properties fo:font-style="normal" fo:font-weight="bold" officeooo:rsid="007fc823" style:font-style-asian="normal" style:font-weight-asian="bold" style:font-style-complex="normal" style:font-weight-complex="bold"/>
    </style:style>
    <style:style style:name="T34" style:family="text">
      <style:text-properties fo:font-style="normal" fo:font-weight="bold" officeooo:rsid="008cf292" style:font-style-asian="normal" style:font-weight-asian="bold" style:font-style-complex="normal" style:font-weight-complex="bold"/>
    </style:style>
    <style:style style:name="T35" style:family="text">
      <style:text-properties officeooo:rsid="0054ee47"/>
    </style:style>
    <style:style style:name="T36" style:family="text">
      <style:text-properties officeooo:rsid="005d05e2"/>
    </style:style>
    <style:style style:name="T37" style:family="text">
      <style:text-properties officeooo:rsid="005dc9e5"/>
    </style:style>
    <style:style style:name="T38" style:family="text">
      <style:text-properties officeooo:rsid="0066021f"/>
    </style:style>
    <style:style style:name="T39" style:family="text">
      <style:text-properties officeooo:rsid="0067df32"/>
    </style:style>
    <style:style style:name="T40" style:family="text">
      <style:text-properties officeooo:rsid="0069ad77"/>
    </style:style>
    <style:style style:name="T41" style:family="text">
      <style:text-properties fo:background-color="#ffff00" loext:char-shading-value="0"/>
    </style:style>
    <style:style style:name="T42" style:family="text">
      <style:text-properties fo:background-color="transparent" loext:char-shading-value="0"/>
    </style:style>
    <style:style style:name="T43" style:family="text">
      <style:text-properties officeooo:rsid="006dfb1e"/>
    </style:style>
    <style:style style:name="T44" style:family="text">
      <style:text-properties fo:color="#00a933"/>
    </style:style>
    <style:style style:name="T45" style:family="text">
      <style:text-properties fo:color="#00a933" officeooo:rsid="004732ad"/>
    </style:style>
    <style:style style:name="T46" style:family="text">
      <style:text-properties fo:color="#00a933" fo:background-color="#ffff00" loext:char-shading-value="0"/>
    </style:style>
    <style:style style:name="T47" style:family="text">
      <style:text-properties fo:color="#00a933" officeooo:rsid="004732ad" fo:background-color="#ffff00" loext:char-shading-value="0"/>
    </style:style>
    <style:style style:name="T48" style:family="text">
      <style:text-properties fo:color="#00a933" officeooo:rsid="005d05e2"/>
    </style:style>
    <style:style style:name="T49" style:family="text">
      <style:text-properties fo:color="#00a933" fo:font-weight="bold" style:font-weight-asian="bold" style:font-weight-complex="bold"/>
    </style:style>
    <style:style style:name="T50" style:family="text">
      <style:text-properties fo:color="#00a933" fo:font-style="normal" fo:font-weight="normal" style:font-style-asian="normal" style:font-weight-asian="normal" style:font-style-complex="normal" style:font-weight-complex="normal"/>
    </style:style>
    <style:style style:name="T51" style:family="text">
      <style:text-properties fo:color="#00a933" fo:font-style="normal" fo:font-weight="normal" officeooo:rsid="0077ca2a" style:font-style-asian="normal" style:font-weight-asian="normal" style:font-style-complex="normal" style:font-weight-complex="normal"/>
    </style:style>
    <style:style style:name="T52" style:family="text">
      <style:text-properties officeooo:rsid="007e96b2"/>
    </style:style>
    <style:style style:name="T53" style:family="text">
      <style:text-properties officeooo:rsid="0081bef8"/>
    </style:style>
    <style:style style:name="T54" style:family="text">
      <style:text-properties officeooo:rsid="00907865"/>
    </style:style>
    <style:style style:name="T55" style:family="text">
      <style:text-properties officeooo:rsid="00912ed5"/>
    </style:style>
    <style:style style:name="T56" style:family="text">
      <style:text-properties officeooo:rsid="0091f685"/>
    </style:style>
    <style:style style:name="T57" style:family="text">
      <style:text-properties officeooo:rsid="0092b767"/>
    </style:style>
    <style:style style:name="T58" style:family="text">
      <style:text-properties officeooo:rsid="00949f55"/>
    </style:style>
    <style:style style:name="T59" style:family="text">
      <style:text-properties officeooo:rsid="00957996"/>
    </style:style>
    <style:style style:name="T60" style:family="text">
      <style:text-properties officeooo:rsid="00959a2d"/>
    </style:style>
    <style:style style:name="T61" style:family="text">
      <style:text-properties style:font-name="Arial" fo:language="pt" fo:country="BR" officeooo:rsid="00959a2d"/>
    </style:style>
    <style:style style:name="T62" style:family="text">
      <style:text-properties style:font-name="Arial" fo:language="pt" fo:country="BR" fo:font-style="normal" fo:font-weight="normal" style:font-style-asian="normal" style:font-weight-asian="normal" style:font-style-complex="normal" style:font-weight-complex="normal"/>
    </style:style>
    <style:style style:name="T63" style:family="text">
      <style:text-properties style:font-name="Arial" fo:language="pt" fo:country="BR" fo:font-style="normal" fo:font-weight="normal" officeooo:rsid="00a637c7" style:font-style-asian="normal" style:font-weight-asian="normal" style:font-style-complex="normal" style:font-weight-complex="normal"/>
    </style:style>
    <style:style style:name="T64" style:family="text">
      <style:text-properties style:font-name="Arial" fo:language="pt" fo:country="BR" fo:font-style="normal" fo:font-weight="normal" officeooo:rsid="00a6673a" style:font-style-asian="normal" style:font-weight-asian="normal" style:font-style-complex="normal" style:font-weight-complex="normal"/>
    </style:style>
    <style:style style:name="T65" style:family="text">
      <style:text-properties style:font-name="Arial" fo:language="pt" fo:country="BR" fo:font-style="normal" fo:font-weight="normal" officeooo:rsid="007a8f63" style:font-style-asian="normal" style:font-weight-asian="normal" style:font-style-complex="normal" style:font-weight-complex="normal"/>
    </style:style>
    <style:style style:name="T66" style:family="text">
      <style:text-properties style:font-name="Arial" fo:language="pt" fo:country="BR" officeooo:rsid="00a45c05"/>
    </style:style>
    <style:style style:name="T67" style:family="text">
      <style:text-properties style:font-name="Arial" fo:language="pt" fo:country="BR" officeooo:rsid="00a637c7"/>
    </style:style>
    <style:style style:name="T68" style:family="text">
      <style:text-properties style:font-name="Arial" fo:language="pt" fo:country="BR" fo:font-style="italic" officeooo:rsid="00a637c7" style:font-style-asian="italic" style:font-style-complex="italic"/>
    </style:style>
    <style:style style:name="T69" style:family="text">
      <style:text-properties style:font-name="Arial" fo:language="pt" fo:country="BR" fo:font-style="italic" officeooo:rsid="00551469" style:font-style-asian="italic" style:font-style-complex="italic"/>
    </style:style>
    <style:style style:name="T70" style:family="text">
      <style:text-properties style:font-name="Arial" fo:language="pt" fo:country="BR" fo:font-style="italic" fo:font-weight="normal" style:font-style-asian="italic" style:font-weight-asian="normal" style:font-style-complex="italic" style:font-weight-complex="normal"/>
    </style:style>
    <style:style style:name="T71" style:family="text">
      <style:text-properties style:font-name="Arial" fo:language="pt" fo:country="BR" fo:font-style="italic" fo:font-weight="normal" officeooo:rsid="00a637c7" style:font-style-asian="italic" style:font-weight-asian="normal" style:font-style-complex="italic" style:font-weight-complex="normal"/>
    </style:style>
    <style:style style:name="T72" style:family="text">
      <style:text-properties style:font-name="Arial" fo:language="pt" fo:country="BR" fo:font-style="italic" fo:font-weight="normal" officeooo:rsid="00a6673a" style:font-style-asian="italic" style:font-weight-asian="normal" style:font-style-complex="italic" style:font-weight-complex="normal"/>
    </style:style>
    <style:style style:name="T73" style:family="text">
      <style:text-properties style:font-name="Arial" fo:language="pt" fo:country="BR" fo:font-style="italic" fo:font-weight="normal" officeooo:rsid="007a8f63" style:font-style-asian="italic" style:font-weight-asian="normal" style:font-style-complex="italic" style:font-weight-complex="normal"/>
    </style:style>
    <style:style style:name="T74" style:family="text">
      <style:text-properties style:font-name="Arial" fo:language="pt" fo:country="BR" officeooo:rsid="00551469"/>
    </style:style>
    <style:style style:name="T75" style:family="text">
      <style:text-properties officeooo:rsid="009df4aa"/>
    </style:style>
    <style:style style:name="T76" style:family="text">
      <style:text-properties officeooo:rsid="00a8a2c2"/>
    </style:style>
    <style:style style:name="T77" style:family="text">
      <style:text-properties officeooo:rsid="00ad9a1a"/>
    </style:style>
    <style:style style:name="T78" style:family="text">
      <style:text-properties officeooo:rsid="00af58c5"/>
    </style:style>
    <style:style style:name="T79" style:family="text">
      <style:text-properties style:use-window-font-color="true"/>
    </style:style>
    <style:style style:name="T80" style:family="text">
      <style:text-properties style:use-window-font-color="true" fo:font-style="italic" style:font-style-asian="italic" style:font-style-complex="italic"/>
    </style:style>
    <style:style style:name="T81" style:family="text">
      <style:text-properties style:use-window-font-color="true" fo:font-style="italic" officeooo:rsid="00bd5256" style:font-style-asian="italic" style:font-style-complex="italic"/>
    </style:style>
    <style:style style:name="T82" style:family="text">
      <style:text-properties style:use-window-font-color="true" officeooo:rsid="005c4b36"/>
    </style:style>
    <style:style style:name="T83" style:family="text">
      <style:text-properties style:use-window-font-color="true" officeooo:rsid="005aefe5"/>
    </style:style>
    <style:style style:name="T84" style:family="text">
      <style:text-properties style:use-window-font-color="true" style:font-name="Arial3" fo:font-size="12pt" officeooo:rsid="005fc970" style:font-size-asian="12pt" style:font-size-complex="12pt"/>
    </style:style>
    <style:style style:name="T85" style:family="text">
      <style:text-properties style:use-window-font-color="true" officeooo:rsid="005fc970"/>
    </style:style>
    <style:style style:name="T86" style:family="text">
      <style:text-properties officeooo:rsid="00583363"/>
    </style:style>
    <style:style style:name="T87" style:family="text">
      <style:text-properties officeooo:rsid="005fc970"/>
    </style:style>
    <style:style style:name="T88" style:family="text">
      <style:text-properties officeooo:rsid="005a9d3d"/>
    </style:style>
    <style:style style:name="T89" style:family="text">
      <style:text-properties officeooo:rsid="00551469"/>
    </style:style>
    <style:style style:name="T90" style:family="text">
      <style:text-properties officeooo:rsid="0055547a"/>
    </style:style>
    <style:style style:name="T91" style:family="text">
      <style:text-properties officeooo:rsid="00566d49"/>
    </style:style>
    <style:style style:name="T92" style:family="text">
      <style:text-properties officeooo:rsid="00548c22"/>
    </style:style>
    <style:style style:name="T93" style:family="text">
      <style:text-properties fo:text-transform="uppercase" style:font-name="Arial" fo:font-size="12pt" fo:language="pt" fo:country="BR" fo:font-weight="bold" officeooo:rsid="00551469" style:font-name-asian="Microsoft YaHei" style:font-size-asian="18.2000007629395pt" style:font-weight-asian="bold" style:font-name-complex="Lucida Sans" style:font-size-complex="18.2000007629395pt" style:font-weight-complex="bold"/>
    </style:style>
    <style:style style:name="T94" style:family="text">
      <style:text-properties fo:text-transform="uppercase" style:font-name="Arial" fo:font-size="12pt" fo:language="pt" fo:country="BR" fo:font-weight="bold" officeooo:rsid="0055547a" style:font-name-asian="Microsoft YaHei" style:font-size-asian="18.2000007629395pt" style:font-weight-asian="bold" style:font-name-complex="Lucida Sans" style:font-size-complex="18.2000007629395pt" style:font-weight-complex="bold"/>
    </style:style>
    <style:style style:name="T95" style:family="text">
      <style:text-properties officeooo:rsid="00bf403e"/>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L. <text:span text:style-name="T53">GONZÁLEZ, Justo; CARLOS CARDOZA ORLANDI, Justo. </text:span><text:span text:style-name="T4">História do movimento missionário</text:span><text:span text:style-name="T7">. 1ª Edição, São Paulo, SP00: Hagnos, 2008.</text:span></text:p>
      <text:p text:style-name="P74"><text:span text:style-name="T5">PEARCEY, Nancy. </text:span><text:span text:style-name="T2">Verdade Absoluta</text:span><text:span text:style-name="T5">. 1ª Edição, Rio de Janeiro, RJ: Editora CPAD, 2006.</text:span></text:p>
      <text:p text:style-name="P61"><text:span text:style-name="T5">STOTT, John. </text:span>A missão cristã no mundo moderno<text:span text:style-name="T5">. </text:span><text:span text:style-name="T7">1ª Edição. </text:span><text:span text:style-name="T5">Viçosa, MG: Ultimato, 2010.</text:span></text:p>
      <text:p text:style-name="P62"><text:span text:style-name="T6">TURNER, Steve. </text:span><text:span text:style-name="T52">Engolidos pela cultura pop: arte, mídia e consumo: uma abordagem cristã</text:span><text:span text:style-name="T6">. 1ª Edição. Viçosa, MG: Editora Ultimato, 2014.</text:span></text:p>
      <text:p text:style-name="P63"><text:span text:style-name="T6">D. </text:span><text:span text:style-name="T5">PATE, Larry. </text:span>Missiologia: a missão transcultural da igreja<text:span text:style-name="T5">. São Paulo: Editora Vida.</text:span></text:p>
      <text:p text:style-name="P76"><text:span text:style-name="T30">HESSELGRAVE, David </text:span><text:span text:style-name="T31">J</text:span><text:span text:style-name="T30">.. </text:span><text:span text:style-name="T34">A comunicação transcultural do evangelho</text:span><text:span text:style-name="T30">. </text:span><text:span text:style-name="T31">Tradução Márcio Loureiro Redondo. São Paulo: Vida Nova, 1994</text:span></text:p>
      <text:p text:style-name="P75"><text:span text:style-name="T21">GREEN, Michael. Estratégia e Métodos Evangelísticos da Igreja Primitiva (Tese). In: GRAHAM, Billy; KIVENGERE, Festo; STOTT, John; ESCOBAR, Samuel; SCHAEFFER, Francis; PADILHA, René; GREEN, Michael; SNYDER, Howard. </text:span><text:span text:style-name="T33">A Missão da Igreja no Mundo de Hoje : As principais palestras do congresso internacional de evangelização mundial realizado em Lausanne, Suíça</text:span><text:span text:style-name="T21">. 3ª Edição. São Paulo, SP: ABU Editora S/C e Belo Horizonte, MG: Visão Mundial, 1989. p.60-63.</text:span></text:p>
      <text:p text:style-name="P50"><text:a xlink:type="simple" xlink:href="https://www.nintendo.com/pt_BR/games/detail/luigis-mansion-3-switch/" text:style-name="Internet_20_link" text:visited-style-name="Visited_20_Internet_20_Link"><text:span text:style-name="T44"/></text:a></text:p>
      <text:p text:style-name="P92">Civilization V</text:p>
      <text:p text:style-name="P50">Assassins Creed</text:p>
      <text:p text:style-name="P50">Final Fantasy Tactics</text:p>
      <text:p text:style-name="P50">The Witcher 2 - Assassins of kings</text:p>
      <text:p text:style-name="P50">Mass effect 2</text:p>
      <text:p text:style-name="P50"/>
      <text:p text:style-name="P50">The elder Scrolls</text:p>
      <text:p text:style-name="P50">Dragon age</text:p>
      <text:p text:style-name="P50"><text:a xlink:type="simple" xlink:href="https://www.nintendo.com/pt_BR/games/detail/luigis-mansion-3-switch/" text:style-name="Internet_20_link" text:visited-style-name="Visited_20_Internet_20_Link"/></text:p>
      <text:p text:style-name="P50"><text:a xlink:type="simple" xlink:href="https://www.nintendo.com/pt_BR/games/detail/luigis-mansion-3-switch/" text:style-name="Internet_20_link" text:visited-style-name="Visited_20_Internet_20_Link">https://www.nintendo.com/pt_BR/games/detail/luigis-mansion-3-switch/</text:a></text:p>
      <text:p text:style-name="P50">→<text:span text:style-name="T56"> </text:span><text:span text:style-name="T59">Uma história </text:span><text:span text:style-name="T60">(</text:span><text:span text:style-name="T59">fixa</text:span><text:span text:style-name="T60">)</text:span></text:p>
      <text:p text:style-name="P56"><text:a xlink:type="simple" xlink:href="https://store.playstation.com/pt-br/product/UP9000-CUSA07408_00-00000000GODOFWAR" text:style-name="Internet_20_link" text:visited-style-name="Visited_20_Internet_20_Link">https://store.playstation.com/pt-br/product/UP9000-CUSA07408_00-00000000GODOFWAR</text:a></text:p>
      <text:p text:style-name="P56">→ Uma história (fixa) da mitologia grega</text:p>
      <text:p text:style-name="P50"><text:a xlink:type="simple" xlink:href="https://www.playstation.com/pt-br/uncharted/" text:style-name="Internet_20_link" text:visited-style-name="Visited_20_Internet_20_Link">https://www.playstation.com/pt-br/uncharted/</text:a> </text:p>
      <text:p text:style-name="P54"><text:span text:style-name="T54">→</text:span><text:span text:style-name="T56"> </text:span><text:span text:style-name="T57">Uma história </text:span><text:span text:style-name="T61">(fixa)</text:span><text:span text:style-name="T57">, </text:span><text:span text:style-name="T59">com </text:span><text:span text:style-name="T57">liberdade de exploração</text:span></text:p>
      <text:p text:style-name="P54"><text:a xlink:type="simple" xlink:href="https://store.steampowered.com/app/207610/The_Walking_Dead/" text:style-name="Internet_20_link" text:visited-style-name="Visited_20_Internet_20_Link">https://store.steampowered.com/app/207610/The_Walking_Dead/</text:a></text:p>
      <text:p text:style-name="P54">→<text:span text:style-name="T60"> Uma história (fixa), com escolhas, mas efetivamente, a história não muda</text:span></text:p>
      <text:p text:style-name="P50"><text:a xlink:type="simple" xlink:href="https://undertale.com/" text:style-name="Internet_20_link" text:visited-style-name="Visited_20_Internet_20_Link">https://undertale.com/</text:a></text:p>
      <text:p text:style-name="P50">→<text:span text:style-name="T56"> Suas escolhas importam</text:span></text:p>
      <text:p text:style-name="P51"><text:a xlink:type="simple" xlink:href="https://orteil.dashnet.org/cookieclicker/" text:style-name="Internet_20_link" text:visited-style-name="Visited_20_Internet_20_Link">https://orteil.dashnet.org/cookieclicker/</text:a></text:p>
      <text:p text:style-name="P51">→<text:span text:style-name="T58"> Jogos viciantes</text:span></text:p>
      <text:p text:style-name="P50"><text:a xlink:type="simple" xlink:href="https://en.wikipedia.org/wiki/Bible_Adventures" text:style-name="Internet_20_link" text:visited-style-name="Visited_20_Internet_20_Link">https://en.wikipedia.org/wiki/Bible_Adventures</text:a></text:p>
      <text:p text:style-name="P35"><text:a xlink:type="simple" xlink:href="https://www.youtube.com/watch?v=T9_A2lZZKFo" text:style-name="Internet_20_link" text:visited-style-name="Visited_20_Internet_20_Link"><text:span text:style-name="T5">https://www.youtube.com/watch?v=T9_A2lZZKFo</text:span></text:a></text:p>
      <text:p text:style-name="P50"><text:soft-page-break/>→<text:span text:style-name="T55"> </text:span><text:span text:style-name="T56">Noé, Moisés e Davi e Golias</text:span></text:p>
      <text:p text:style-name="P50"><text:a xlink:type="simple" xlink:href="https://crappygames.miraheze.org/wiki/Bible_Adventures" text:style-name="Internet_20_link" text:visited-style-name="Visited_20_Internet_20_Link"><text:span text:style-name="T55">https://crappygames.miraheze.org/wiki/Bible_Adventures</text:span></text:a></text:p>
      <text:p text:style-name="P53">Esse jogo foi um sucesso tão grande que hoje, foi parar na lista de jogos <text:span text:style-name="T75">ruins</text:span></text:p>
      <text:p text:style-name="P54"><text:a xlink:type="simple" xlink:href="https://www.youtube.com/watch?v=dBVb2WECSLw" text:style-name="Internet_20_link" text:visited-style-name="Visited_20_Internet_20_Link"><text:span text:style-name="T56">https://www.youtube.com/watch?v=dBVb2WECSLw</text:span></text:a></text:p>
      <text:list xml:id="list3083785281" text:style-name="Outline">
        <text:list-item>
          <text:h text:style-name="P111" text:outline-level="1">Outras referências</text:h>
        </text:list-item>
      </text:list>
      <text:p text:style-name="P55">Jogos e saúde</text:p>
      <text:p text:style-name="P53"><text:a xlink:type="simple" xlink:href="https://saude.abril.com.br/medicina/videogame-no-limite-entre-o-bem-e-o-mal/" text:style-name="Internet_20_link" text:visited-style-name="Visited_20_Internet_20_Link">https://saude.abril.com.br/medicina/videogame-no-limite-entre-o-bem-e-o-mal/</text:a></text:p>
      <text:p text:style-name="P53"><text:a xlink:type="simple" xlink:href="https://www.internetmatters.org/pt/resources/online-gaming-advice/online-gaming-the-risks/" text:style-name="Internet_20_link" text:visited-style-name="Visited_20_Internet_20_Link">https://www.internetmatters.org/pt/resources/online-gaming-advice/online-gaming-the-risks/</text:a></text:p>
      <text:p text:style-name="P37"><text:span text:style-name="T8">V</text:span><text:span text:style-name="T5">ideogame: é do bem ou do mal? Como orientar pais</text:span></text:p>
      <text:p text:style-name="P37"><text:a xlink:type="simple" xlink:href="https://www.scielo.br/j/pe/a/TrzgDxHKQfwXKfBQdLC7XXQ/?lang=pt" text:style-name="Internet_20_link" text:visited-style-name="Visited_20_Internet_20_Link"><text:span text:style-name="T8">https://www.scielo.br/j/pe/a/TrzgDxHKQfwXKfBQdLC7XXQ/?lang=pt</text:span></text:a></text:p>
      <text:p text:style-name="P53"/>
      <text:p text:style-name="P55">Influência dos jogos</text:p>
      <text:p text:style-name="P50"><text:a xlink:type="simple" xlink:href="https://create.unity3d.com/2021-game-report" text:style-name="Internet_20_link" text:visited-style-name="Visited_20_Internet_20_Link">https://create.unity3d.com/2021-game-report</text:a></text:p>
      <text:p text:style-name="P50"/>
      <text:p text:style-name="P36"><text:span text:style-name="T5">Porque a religião faz parte da temática dos jogos<text:line-break/></text:span><text:a xlink:type="simple" xlink:href="https://alugha.com/article/5a6e9383-8c92-11e7-92a6-e7626feb1d25?lang=por" text:style-name="Internet_20_link" text:visited-style-name="Visited_20_Internet_20_Link"><text:span text:style-name="T8">https://alugha.com/article/5a6e9383-8c92-11e7-92a6-e7626feb1d25?lang=por</text:span></text:a></text:p>
      <text:p text:style-name="P36"><text:a xlink:type="simple" xlink:href="https://twitchadvertising.tv/audience/" text:style-name="Internet_20_link" text:visited-style-name="Visited_20_Internet_20_Link"><text:span text:style-name="T8">https://twitchadvertising.tv/audience/</text:span></text:a></text:p>
      <text:p text:style-name="P30"/>
      <text:p text:style-name="P38"><text:span text:style-name="T8">A</text:span><text:span text:style-name="T5">rtigos</text:span></text:p>
      <text:p text:style-name="P38"><text:a xlink:type="simple" xlink:href="http://www.sbgames.org/sbgames2016/downloads/anais/157024.pdf" text:style-name="Internet_20_link" text:visited-style-name="Visited_20_Internet_20_Link"><text:span text:style-name="T5">http://www.sbgames.org/sbgames2016/downloads/anais/157024.pdf</text:span></text:a></text:p>
      <text:p text:style-name="P29"><text:a xlink:type="simple" xlink:href="http://re.granbery.edu.br/artigos/MTM4.pdf" text:style-name="Internet_20_link" text:visited-style-name="Visited_20_Internet_20_Link">http://re.granbery.edu.br/artigos/MTM4.pdf</text:a></text:p>
      <text:p text:style-name="P37"><text:a xlink:type="simple" xlink:href="http://periodicos.uea.edu.br/index.php/extensaoemrevista/article/download/1377/873/" text:style-name="Internet_20_link" text:visited-style-name="Visited_20_Internet_20_Link"><text:span text:style-name="T8">http://periodicos.uea.edu.br/index.php/extensaoemrevista/article/download/1377/873/</text:span></text:a></text:p>
      <text:p text:style-name="P30"/>
      <text:p text:style-name="P95"/>
      <text:p text:style-name="P96"/>
      <text:p text:style-name="P96"/>
      <text:p text:style-name="P96"/>
      <text:p text:style-name="P96"/>
      <text:p text:style-name="P96"/>
      <text:p text:style-name="P96"><text:soft-page-break/>Entrevista com desenvolvedor de Sheep Master</text:p>
      <text:p text:style-name="P95"><text:a xlink:type="simple" xlink:href="https://www.youtube.com/watch?v=L3495-kjDCk" text:style-name="Internet_20_link" text:visited-style-name="Visited_20_Internet_20_Link">https://www.youtube.com/watch?v=L3495-kjDCk</text:a></text:p>
      <text:p text:style-name="P95"/>
      <text:p text:style-name="P95"/>
      <text:p text:style-name="P97">Tweet perdido no tempo</text:p>
      <text:p text:style-name="P97"><text:a xlink:type="simple" xlink:href="https://twitter.com/educontra/status/9823450401" text:style-name="Internet_20_link" text:visited-style-name="Visited_20_Internet_20_Link">https://twitter.com/educontra/status/9823450401</text:a></text:p>
      <text:p text:style-name="P97"/>
      <text:p text:style-name="P97"/>
      <text:p text:style-name="P97">Jogo da bíblia – teste o seu conhecimento da palavra de Deus</text:p>
      <text:p text:style-name="P97"><text:a xlink:type="simple" xlink:href="https://www.youtube.com/watch?v=yRx6XWzzzdw" text:style-name="Internet_20_link" text:visited-style-name="Visited_20_Internet_20_Link">https://www.youtube.com/watch?v=yRx6XWzzzdw</text:a></text:p>
      <text:p text:style-name="P97"/>
      <text:p text:style-name="P97"/>
      <text:p text:style-name="P98">Cadê os gamers cristãos?</text:p>
      <text:p text:style-name="P97"><text:a xlink:type="simple" xlink:href="https://www.youtube.com/watch?v=JHpTpscPlIg" text:style-name="Internet_20_link" text:visited-style-name="Visited_20_Internet_20_Link">https://www.youtube.com/watch?v=JHpTpscPlIg</text:a></text:p>
      <text:p text:style-name="P97"/>
      <text:p text:style-name="P97"/>
      <text:p text:style-name="P98">Jogo Cristão. Será que existe?</text:p>
      <text:p text:style-name="P97"><text:a xlink:type="simple" xlink:href="https://www.youtube.com/watch?v=48Ez-bE1cms" text:style-name="Internet_20_link" text:visited-style-name="Visited_20_Internet_20_Link">https://www.youtube.com/watch?v=48Ez-bE1cms</text:a></text:p>
      <text:p text:style-name="P97"/>
      <text:p text:style-name="P99">Como manter jogadores interessados (sem ser maldoso)</text:p>
      <text:p text:style-name="P97"><text:a xlink:type="simple" xlink:href="https://www.youtube.com/watch?v=hbzGO_Qonu0" text:style-name="Internet_20_link" text:visited-style-name="Visited_20_Internet_20_Link">https://www.youtube.com/watch?v=hbzGO_Qonu0</text:a></text:p>
      <text:p text:style-name="P97"/>
      <text:p text:style-name="P97"/>
      <text:p text:style-name="P97"><text:a xlink:type="simple" xlink:href="https://educa.ibge.gov.br/criancas/brasil/2697-ie-ibge-educa/jovens/materias-especiais/20787-uso-de-internet-televisao-e-celular-no-brasil.html" text:style-name="Internet_20_link" text:visited-style-name="Visited_20_Internet_20_Link">https://educa.ibge.gov.br/criancas/brasil/2697-ie-ibge-educa/jovens/materias-especiais/20787-uso-de-internet-televisao-e-celular-no-brasil.html</text:a></text:p>
      <text:p text:style-name="P97"/>
      <text:p text:style-name="P97"><text:a xlink:type="simple" xlink:href="https://epocanegocios.globo.com/Brasil/noticia/2020/05/consumo-de-video-e-audio-online-cresce-no-brasil-aponta-pesquisa.html" text:style-name="Internet_20_link" text:visited-style-name="Visited_20_Internet_20_Link">https://epocanegocios.globo.com/Brasil/noticia/2020/05/consumo-de-video-e-audio-online-cresce-no-brasil-aponta-pesquisa.html</text:a></text:p>
      <text:p text:style-name="P97"/>
      <text:p text:style-name="P97"/>
      <text:p text:style-name="P100">Jogos no Brasil</text:p>
      <text:p text:style-name="P97"><text:a xlink:type="simple" xlink:href="https://canaltech.com.br/games/pesquisa-games-brasil-2021-mostra-crescimento-do-consumo-de-jogos-com-isolamento-182208/" text:style-name="Internet_20_link" text:visited-style-name="Visited_20_Internet_20_Link">https://canaltech.com.br/games/pesquisa-games-brasil-2021-mostra-crescimento-do-consumo-de-jogos-com-isolamento-182208/</text:a></text:p>
      <text:p text:style-name="P97"/>
      <text:p text:style-name="P97"><text:a xlink:type="simple" xlink:href="https://www.theenemy.com.br/mobile/pgb-2021-gamers-brasileiros-pandemia" text:style-name="Internet_20_link" text:visited-style-name="Visited_20_Internet_20_Link">https://www.theenemy.com.br/mobile/pgb-2021-gamers-brasileiros-pandemia</text:a></text:p>
      <text:p text:style-name="P94"/>
      <text:p text:style-name="P42"/>
      <text:list xml:id="list183145867837365" text:continue-numbering="true" text:style-name="Outline">
        <text:list-item>
          <text:h text:style-name="P113" text:outline-level="1">A arte e a bíblia</text:h>
        </text:list-item>
      </text:list>
      <text:p text:style-name="P121">p. 50 → De fato, o efeito de qualquer proposição, seja verdadeira ou falsa, pode ser ampliado se ela for expressa em poesia ou prosa artística em vez de numa declaração padronizada, nua e crua.</text:p>
      <text:p text:style-name="P121"/>
      <text:p text:style-name="P121">p. 54-56</text:p>
      <text:p text:style-name="P121">p.57</text:p>
      <text:list xml:id="list183145969444499" text:continue-numbering="true" text:style-name="Outline">
        <text:list-item>
          <text:h text:style-name="P104" text:outline-level="1">A missão da igreja</text:h>
        </text:list-item>
      </text:list>
      <text:p text:style-name="P102"><text:span text:style-name="T81">A</text:span><text:span text:style-name="T80"> história das missões ilustra a diversidade do povo de Deus</text:span><text:span text:style-name="T79">, sua extensão sobre a face da terra e a promessa de que </text:span><text:span text:style-name="T80">essa fé não ficará circunstrita a algumas culturas ou regiões geográficas</text:span><text:span text:style-name="T79">, mas que avança por todo o mundo como testemunho vivo da vitalidade da fé do povo de Deus. As missões são o testemunho da atividade do povo de Deus no mundo com todo tipo de pessoas e em todas as circunstâncias. São testemunho do risco que Deus tem aceitado ao compartilhar com seu povo a tare</text:span><text:span text:style-name="T82">f</text:span><text:span text:style-name="T79">a de salvação e reconciliação, </text:span><text:span text:style-name="T80">nunca esgotando caminhos novos para dar a conhecer o evangelho</text:span><text:span text:style-name="T79">. São ta</text:span><text:span text:style-name="T83">m</text:span><text:span text:style-name="T79">bém testemunho da diversidade do povo de Deus e, ao mesmo tempo, da luta por discernir a atividade de Deus no mundo – e de fazê-lo com humildade e confiança em Deus. São testemunho da interdependência da comunidade da fé ao redor do mundo e da dependência da comunidade em Deus, protagonista de toda atividade missionária. </text:span><text:span text:style-name="T83">(L. GONZÁLEZ, 2008)</text:span></text:p>
      <text:p text:style-name="P101"/>
      <text:list xml:id="list2893594769" text:style-name="L1">
        <text:list-item>
          <text:p text:style-name="P117">A história das missões ilustra a diversidade do povo de Deus</text:p>
        </text:list-item>
        <text:list-item>
          <text:p text:style-name="P118">Essa fé não ficará circunstrita a algumas culturas ou regiões geográficas</text:p>
        </text:list-item>
        <text:list-item>
          <text:p text:style-name="P117">Nunca esgotando caminhos novos para dar a conhecer o evangelho.</text:p>
        </text:list-item>
      </text:list>
      <text:p text:style-name="P84"><text:tab/><text:span text:style-name="T95">Ao observar um povo diverso que se junta ao</text:span></text:p>
      <text:p text:style-name="P89"><text:span text:style-name="T86">John Stott → </text:span>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text:soft-page-break/>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 text:style-name="T36"> <text:s text:c="144"/></text:span></text:p>
      <text:p text:style-name="P14"><text:span text:style-name="T84"><text:tab/>[…] há outro aspecto da missão do Filho que deve ser comparado com a</text:span><text:span text:style-name="T85"> missão da igreja: e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Lausanne declara: “Nós afirmamos que Cristo envia o seu povo redimido ao mundo como o Pai o enviou e isto conclama para um envolvimento profundo e dispendioso no mundo”</text:span></text:p>
      <text:list xml:id="list183144072826035" text:continue-list="list183145969444499" text:style-name="Outline">
        <text:list-item>
          <text:h text:style-name="Heading_20_1" text:outline-level="1"><text:span text:style-name="T85">A </text:span><text:span text:style-name="T79">igreja da missão</text:span></text:h>
        </text:list-item>
      </text:list>
      <text:p text:style-name="P78"/>
      <text:list xml:id="list183144823561354" text:continue-numbering="true" text:style-name="Outline">
        <text:list-item>
          <text:h text:style-name="P104" text:outline-level="1"><text:soft-page-break/>Evangelismo</text:h>
        </text:list-item>
      </text:list>
      <text:p text:style-name="P103">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text:p>
      <text:p text:style-name="P86"><text:tab/><text:span text:style-name="T23">O evangelismo não pode ser definido em termos de </text:span><text:span text:style-name="T11">métodos</text:span><text:span text:style-name="T23">.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86"><text:span text:style-name="T23"><text:tab/></text:span><text:span text:style-name="T24">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2">fiel e contemporânea</text:span><text:span text:style-name="T24">. Uma combinação entre </text:span><text:span text:style-name="T12">verdade e relevância</text:span><text:span text:style-name="T24">.</text:span></text:p>
      <text:p text:style-name="P86"><text:span text:style-name="T24"><text:tab/></text:span><text:span text:style-name="T25">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ext:span><text:soft-page-break/><text:span text:style-name="T25">trabalhos de apoio à evangelização. Evangelizam pelo testemunho em um trabalho assumido como compromisso de fé.</text:span></text:p>
      <text:p text:style-name="P89"><text:tab/>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p>
      <text:p text:style-name="P23"><text:tab/>Mas em solo gentio era diferente. <text:span text:style-name="T38">Os primeiros evangelisstas se empenhaam numa obra de retradução extensiva, não tanto de palavras como de conceitos. Não 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9"><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diferente dessa Cruz e ressurreição aos gentios em Colossenses 2:15, e 1 Timóteo 3:16. Aqui não é tanto o pecado o que oprime (fora do contexto cultural monoteísta era praticamente inexistente a consciência de pecado), mas a servidão. Servidão às várias potestades demoníacas que mantêm o homem sob o seu controle, sobretudo o Destino (heimarmene) e a Necessidade (ananche).</text:p>
      <text:p text:style-name="P10"><text:soft-page-break/><text:span text:style-name="T87"><text:tab/></text:span><text:span text:style-name="T40">Falando claramente, nada havia de inflexível nesses cristãos do período neotestamentário. Nem tampouco houve no século seguinte, ou dois séculos depois, <text:s/>enquanto o Evangelho ia sendo divulgado. Encontramos filósofos como Justino e Taciano envergando sua toga filosógica ao argumentarem em favor da filosofia cristã contra seus ouvintes. Surpreendemo-los explorando não só o velho Testamento, mas também os mitos de Homero e Hesíodo, a fim de neles colher alguma verdade que ajudasse a entender melhor a pessoa e a obra de Jesus. Estavam convencidos de que toda verdade é verdade de Deus. Por isso rejubilaram-se ao descobrirem que alguns poetas e filósofos pagãos antigos haviam dito coisas verdadeiras que o Evangelho de Cristo endossava.</text:span></text:p>
      <text:p text:style-name="P10"><text:tab/><text:span text:style-name="T40">Sem dúvida, somos chamados àquelas ousada flexibilidade dos cristãos primitivos, deixando que o mundo fixe a agenda e respondendo-a imaginativamente, à luz do testemunho cristão neotestamentário. Se tomarmos a variedade do próprio Novo Testamento como nosso modelo, nunca seremos monocrômicos ou monótonos. Se submetermos nossa mensagem retraduzida ao juízo do Novo Testamento, não cairemos no erro de desgastar o Evangelho no curso da tradução. Essa é uma operação delicada e perigosa, mas todo evangelista precisa empreedê-la se quer ser fiel tanto a Cristo como à sua própria geração.</text:span></text:p>
      <text:p text:style-name="P89"/>
      <text:list xml:id="list183145267388157" text:continue-numbering="true" text:style-name="Outline">
        <text:list-item>
          <text:h text:style-name="P105" text:outline-level="1">O mundo dos jogos</text:h>
        </text:list-item>
      </text:list>
      <text:p text:style-name="P89"><text:tab/><text:span text:style-name="T26">Outros dizem que, geralmente, os jogos falam de superioridade, resolução de problemas e vitórias, enquanto a vida cristã tem a ver com o arrependimento, obediência e vida sacrificial. Se a vida de Paulo fosse um jogo, ele não p</text:span><text:span text:style-name="T22">areceria um vencedor – nem Pedro ou João Batista. Em algum sentido, a vida tem a ver com superioridade – sobre as tentações e o “pecado que nos envolve” (Hb 12:1), superioridade da verdade bíblica, superioridade dos nossos dons –, e existem problemas para se resolver. Temos a garantia de que vamos vencer no final, mas vencer nem sempre nos faz sentir como vencedores, pois existem paradoxos na </text:span><text:soft-page-break/><text:span text:style-name="T22">essência da vida cristã. Vivemos ao morrer, tornamo-nos os primeiros sendo os últimos, e ganhamos ao desistirmos.</text:span></text:p>
      <text:p text:style-name="P89"><text:span text:style-name="T22"><text:tab/></text:span><text:span text:style-name="T27">(Consumir com discernimento)</text:span><text:span text:style-name="T28">C. </text:span><text:span text:style-name="T29">S. Lewis é outro exemplo de escritor muito conhecido por seu criticismo literário, tendo falado de um ponto de vista cristão, mas nem sempre para um público cristão. 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58"><text:tab/><text:span text:style-name="T88">(Jogos e religião – Extra Credits)</text:span>Videogames não exploram o conceito de fé de maneira alguma. Nunca vemos o mago sem seus poderes mágicos, o mago que não tem nenhuma prova concreta do Deus dele, tentando reconciliar a sua fé com um mundo onde coisas terríveis ainda acontecem com pessoas boas. Nunca vemos o cientista se esforçando para alinhar a razão e a crença. Nunca vivemos pela terrível perda da fé, ou o encontro com a fé quando tudo está perdido. Nós cortamos fora, todos os momentos poderosos e tantas explorações significativas que <text:s/>podem emergir ao debater o conceito de fé.</text:p>
      <text:p text:style-name="P58">Ora, tivemos vários medidores de moralidade nos jogos. Se vamos usar esses sistemas binários, será que não seria um pouco mais interessante se utilizássemos algo como: Fé e Ceticismo, ao invés de utilizar um simplesmedidor do bem e do mal.</text:p>
      <text:p text:style-name="P89"><text:span text:style-name="T66">Por que nunca ninguém parece interessado em tocar no conceito de fé nos jogos? Como esse pode ser </text:span><text:span text:style-name="T67">um tabu maior do que as extremidades de violência ou a noção de bem e mal? É difícil dizer. Contudo, dentro da comunidade dos jogos, sempre houve hostilidade contra a fé. Assim como, muitos representantes da fé têm sido hostis em direção à comunidade dos jogos no passado. Mas isso tudo é besteira. Toda razão é necessariamente baseada em </text:span><text:span text:style-name="T68">crença</text:span><text:span text:style-name="T63">. Todo sistema lógico, por </text:span><text:soft-page-break/><text:span text:style-name="T63">necessidade, </text:span><text:span text:style-name="T71">tem</text:span><text:span text:style-name="T63"> que começar com um grupo de </text:span><text:span text:style-name="T71">postulados (axiomas) que são aceitos em fé</text:span><text:span text:style-name="T63">. Toda matemática é construida dessa forma. Assim como, toda ciência depende, não de prova exaustiva, mas em ser “a coisa mais lucrativa que ainda não tem provas de estar errada”.</text:span></text:p>
      <text:p text:style-name="P87"><text:span text:style-name="T62">Hoje, por causa da interatividade dos jogos, talvez tenhamos o melhor método que já houve </text:span><text:span text:style-name="T64">para explorar </text:span><text:span text:style-name="T72">fé</text:span><text:span text:style-name="T64"> de uma maneira honesta e aberta. Não impondo sobre as pessoas o que elas devem fazer, mas verdadeiramente permitindo que as pessoas desenvolvam o conceito por si mesmas. Talvez, esse seja </text:span><text:span text:style-name="T72">o</text:span><text:span text:style-name="T64"> principal meio onde a comunidade dos jogos possa, poderemos olhar o mundo com as lentes do outro ao invés de insistir em dizer uns aos outros quem está certo e quem está errado.</text:span></text:p>
      <text:p text:style-name="P88"><text:span text:style-name="T65">Então, não podemos rejeitar </text:span><text:span text:style-name="T73">fé</text:span><text:span text:style-name="T65"> como um tópico a ser explorado nos jogos. Assim como não podemos ter medo de críticas também. Pois, qualquer um que rejeitar uma exploração séria e transparente de fé, só porque está em um jogo, provavelmente nem compraria o jogo de qualquer forma.</text:span></text:p>
      <text:list xml:id="list183145945781326" text:continue-numbering="true" text:style-name="Outline">
        <text:list-item>
          <text:h text:style-name="P107" text:outline-level="1"><text:span text:style-name="T89">Povos não alcançados: </text:span><text:span text:style-name="T19">Mundos</text:span><text:span text:style-name="T89"> em trevas</text:span></text:h>
        </text:list-item>
      </text:list>
      <text:p text:style-name="P89"/>
      <text:list xml:id="list183145762753629" text:continue-numbering="true" text:style-name="Outline">
        <text:list-item>
          <text:h text:style-name="P107" text:outline-level="1"><text:span text:style-name="T89">A igreja e sua missão </text:span><text:span text:style-name="T90">de ser luz</text:span></text:h>
        </text:list-item>
      </text:list>
      <text:p text:style-name="P17"><text:span text:style-name="T37"><text:tab/></text:span><text:span text:style-name="T91">Como está escrito no Pacto de Lausanne (1974): </text:span><text:span text:style-name="T37">“Nos envergonhamos por tantos terem sido negligenciados; é uma reprovação constante a nós e a toda a igreja”. </text:span><text:span text:style-name="T91">Acredito que o mundo dos jogos está incluído nos milhares de povos não alcançados citados no Pacto, assim como demonstrados em detalhe por Larry D. Pate em seu livro Missiologia: A missão transcultural do evangelho.</text:span></text:p>
      <text:p text:style-name="P32"><text:tab/>O mundo de hoje e do futuro próximo, por outro lado, é também multifacetado em suas novas nuances propositivas, contornos, perguntas e necessidades. Segundo Howard Snyder, há oito aspectos que caracterizam o mundo emergente. São eles: 1) <text:span text:style-name="T44">Achegada da sociedade global “online”</text:span>; 2) Globalização econômica; 3) A revolução feminista; 4) O meio-ambiente em risco (aquecimento global, extinção de espécies, falta d’água potável etc.); 5) A revolução da física quântica e da <text:soft-page-break/>genética; 6) <text:span text:style-name="T44">Realidade virtual e inteligência artificial</text:span>; 7) Declínio cultural e econômico dos Estados Unidos e 8) <text:span text:style-name="T44">Cultura Global versus choque global de civilizações</text:span>.</text:p>
      <text:p text:style-name="P32"><text:tab/><text:span text:style-name="T46">Essas diversas facetas demandam da missiologia respostas relevantes</text:span>. Um mundo multifacetado exige pensamento e ação missiológica multidisciplinar. Daí a necessidade de se desenvolver uma missiologia integral, tanto no pensamento teológico quanto na prática ministerial individual e comunitária.</text:p>
      <text:p text:style-name="P32"><text:tab/>A missiologia, contudo, será incapaz de sugerir à Igreja respostas pertinentes às suas ações, vida e missão no mundo, a menos que aprenda e se permita fazer exegese. Exegese é frequentemente entendida como sendo a observação ou estudo crítico das raízes, significados e implicações de um texto bíblico. <text:span text:style-name="T44">Não se refere, contudo, a aprender a fazer exegese do texto bíblico e de seu contexto imediato, mas também, e especialmente, do contexto enquanto realidade da qual se vive.</text:span> <text:span text:style-name="T42">Uma missiologia responsável procurará discernir e compreender tanto a mensagem bíblica primária ou original, como a situação contemporânea, fazendo uma “ponte hermenêutica”, como sugere Paul Hiebert (1999)</text:span></text:p>
      <text:list xml:id="list183144433349511" text:continue-numbering="true" text:style-name="Outline">
        <text:list-item>
          <text:h text:style-name="P108" text:outline-level="1">A igreja cumprindo sua missão hoje <text:span text:style-name="T14">(Músicas, Livros, Haja luz)</text:span></text:h>
        </text:list-item>
      </text:list>
      <text:p text:style-name="P89"><text:tab/>Contextualizando a mensagem para que <text:span text:style-name="T69">mundos</text:span><text:span text:style-name="T74"> possam ser alcançados.</text:span></text:p>
      <text:list xml:id="list183144105445035" text:continue-numbering="true" text:style-name="Outline">
        <text:list-item>
          <text:h text:style-name="P107" text:outline-level="1">Como evangelizar?</text:h>
        </text:list-item>
        <text:list-item>
          <text:h text:style-name="P107" text:outline-level="1">Dicotomia <text:span text:style-name="T89">da fé cristã</text:span></text:h>
        </text:list-item>
        <text:list-item>
          <text:h text:style-name="P108" text:outline-level="1">Métodos <text:span text:style-name="T90">e ferramentas de evangelismo</text:span></text:h>
        </text:list-item>
      </text:list>
      <text:p text:style-name="P89"/>
      <text:list xml:id="list183144692192088" text:continue-numbering="true" text:style-name="Outline">
        <text:list-item>
          <text:h text:style-name="P107" text:outline-level="1"><text:soft-page-break/><text:span text:style-name="T92">A música: </text:span><text:span text:style-name="T93">Desde gênesis, parte da igreja</text:span></text:h>
        </text:list-item>
        <text:list-item>
          <text:h text:style-name="P107" text:outline-level="1">Livros: <text:span text:style-name="T92">Expansão das ideias protestantes</text:span></text:h>
        </text:list-item>
        <text:list-item>
          <text:h text:style-name="P107" text:outline-level="1">Teatro: <text:span text:style-name="T94">experimentando</text:span><text:span text:style-name="T92"> histórias</text:span></text:h>
        </text:list-item>
        <text:list-item>
          <text:h text:style-name="P107" text:outline-level="1">Jogos: <text:span text:style-name="T94">Participando de </text:span><text:span text:style-name="T89">histórias</text:span></text:h>
        </text:list-item>
      </text:list>
      <text:p text:style-name="P89"/>
      <text:list xml:id="list183144764602458" text:continue-numbering="true" text:style-name="Outline">
        <text:list-item>
          <text:h text:style-name="P105" text:outline-level="1">Onde está a igreja?</text:h>
        </text:list-item>
        <text:list-item>
          <text:h text:style-name="P106" text:outline-level="1">Conclusão</text:h>
        </text:list-item>
      </text:list>
      <text:p text:style-name="P90">A cultura deve sempre ser testada e julgada pelas Escrituras (Mc 7:8,9,13). Por ser o homem criatura de Deus, algo de sua cultura é rico em beleza e bondade (Mt 7:11; Gn 4:21,22). Por ser decaído, toda ela é contaminada com o pecado e parte dela é demoníaca. O evangelho não pressupõe a superioridade de nenhum cultura sobre a outra, mas avalia todas as culturas de acordo com o seu critério de verdade e justiça, insistindo nos absolutos morais de cada cultur<text:span text:style-name="T43">a.</text:span></text:p>
      <text:list xml:id="list183145865690587" text:continue-numbering="true" text:style-name="Outline">
        <text:list-item>
          <text:list>
            <text:list-item>
              <text:h text:style-name="Heading_20_2" text:outline-level="2">Nem isso</text:h>
            </text:list-item>
          </text:list>
        </text:list-item>
      </text:list>
      <text:p text:style-name="P41">O missionário encontra-se direta e indiretamente envolvido nesse processo. Ele poderá tentar permanecer acima da linha cultural e lidar apenas com questões pertinentes à alma. Mas essa tentativa é tão inútil quanto a do cientista social que elimina Deus de seu mundo e explica o cristianismo somente em termos culturais. Em primeiro lugar, o missionário não conseguirá comunicar-se sem se interessar pela cultura, porque <text:span text:style-name="T13">a comunicação é totalmente inseparável da cultura</text:span>. Assim como Cristo tornou-se carne e habitou entre os homens de igual modo a verdade proposicional deve ter uma encarnação cultural para ter sentido. Em segundo lugar, o missionário não conseguirá comunicar o cristianismo sem se interessar pela cultura, porque, embora o cristianismo seja supracultural em sua origem e verdade, ele é cultural em sua aplicação.</text:p>
      <text:list xml:id="list183144970751551" text:continue-numbering="true" text:style-name="Outline">
        <text:list-item>
          <text:h text:style-name="P109" text:outline-level="1">A história d<text:span text:style-name="T76">O movimento missionário</text:span> – Justo gonçalves</text:h>
        </text:list-item>
      </text:list>
      <text:p text:style-name="P93">É uma história da atividade das igrejas em suas gestões de comunicar o evangelho de Jesus Cristo, dentro e fora de suas fronteiras; é uma história da extensão da fé cristã no mundo.</text:p>
      <text:p text:style-name="P43"><text:tab/></text:p>
      <text:p text:style-name="P45"><text:tab/><text:span text:style-name="T47">as “missões” têm estendido a fé cristã além das fronteiras da cristandade e dos centros onde a fé tem raízes desde os tempos antigos</text:span><text:span text:style-name="T45">. </text:span></text:p>
      <text:p text:style-name="P44"><text:tab/><text:span text:style-name="T44">Finalmente, a história das missões ilustra a diversidade do povo de Deus, sua extensão sobre a face da terra e a promessa de que essa fé não ficará circunstrita a algumas culturas ou regiões geográficas, mas que avança por todo o mundo como testemunho vivo da vitalidade da fé do povo de Deus. As missões são o testemunho </text:span><text:soft-page-break/><text:span text:style-name="T44">da atividade do povo de Deus no mundo com todo tipo de pessoas e em todas as circunstâncias. São testemunho do risco que Deus tem aceitado ao compartilhar com seu povo a tarega de salvação e reconciliação, nunca esgotando caminhos novos para dar a conhecer o evangelho. São tmabém testemunho da diversidade do povo de Deus e, ao mesmo tempo, da luta por discernir a atividade de Deus no mundo – e de fazê-lo com humildade e confiança em Deus. São testemunho da interdependência da comunidade da fé ao redor do mundo e da dependência da comunidade em Deus, protagonista de toda atividade missionária.</text:span></text:p>
      <text:p text:style-name="P90">Pesquisar sobre <text:span text:style-name="T2">Hiebert </text:span>e <text:span text:style-name="T2">John Stott</text:span></text:p>
      <text:p text:style-name="P3"/>
      <text:p text:style-name="P79">A análise das vantagens e dos dramáticos efeitos da globalização tem levado alguns missiólogos a sugerirem pistas de ação no novo relacionamento entre países, <text:span text:style-name="T1">porque o que está em jogo é transformar os problemas e as ameaças em oportunidades, para toda a comunidade humana.</text:span></text:p>
      <text:p text:style-name="P80">Aplicações da Missiologia ao Contexto Globalizado</text:p>
      <text:p text:style-name="P81">A missiologia é multidisciplinar por natureza. <text:span text:style-name="T41">Ela não somente se deixa informar por outras disciplinas, como também dialoga, interage e coopera com elas</text:span>.</text:p>
      <text:p text:style-name="P81">A missiologia só tem sentido se for essencialmente contextual, responsiva e conectada com a integralidade da existência do ser humano, quem e onde quer que seja que este se localize.</text:p>
      <text:p text:style-name="P4"><text:tab/><text:span text:style-name="T44">O mundo de hoje e do futuro próximo, por outro lado, é também multifacetado em suas novas nuances propositivas, contornos, perguntas e necessidades. Segundo Howard Snyder, há oito aspectos que caracterizam o mundo emergente. São eles: 1) Achegada da sociedade global “online”; 2) Globalização econômica; 3) A revolução feminista; 4) O meio-ambiente em risco (aquecimento global, extinção de espécies, falta d’água potável etc.); 5) A revolução da física quântica e da genética; 6) Realidade virtual e inteligência artificial; 7) Declínio cultural e econômico dos Estados Unidos e 8) Cultura Global versus choque global de civilizações. </text:span><text:span text:style-name="T49">(Snyder 2006)</text:span></text:p>
      <text:p text:style-name="P4"><text:tab/><text:span text:style-name="T46">Essas diversas facetas demandam da missiologia respostas relevantes</text:span><text:span text:style-name="T44">. Um mundo multifacetado exige pensamento e ação missiológica multidisciplinar. Daí a necessidade de se desenvolver uma missiologia integral, tanto no pensamento teológico quanto na prática ministerial individual e comunitária.</text:span></text:p>
      <text:p text:style-name="P68"><text:tab/>A missiologia, contudo, será incapaz de sugerir à Igreja respostas pertinentes às suas ações, vida e missão no mundo, a menos que aprenda e se permita fazer exegese. Exegese é frequentemente entendida como sendo a observação ou estudo <text:soft-page-break/>crítico das raízes, significados e implicações de um texto bíblico. Não se refere, contudo, a aprender a fazer exegese do texto bíblico e de seu contexto imediato, mas também, e especialmente, do contexto enquanto realidade da qual se vive. <text:span text:style-name="T42">Uma missiologia responsável procurará discernir e compreender tanto a mensagem bíblica primária ou original, como a situação contemporânea, fazendo uma “ponte hermenêutica”, como sugere </text:span><text:span text:style-name="T9">Paul Hiebert (1999)</text:span></text:p>
      <text:p text:style-name="P6"/>
      <text:p text:style-name="P5">Hiebert<text:span text:style-name="T5"> segue adiante oferecendo o seu pensamento acerca de temas emergentes relacionados ao evangelismo no mundo global. Dentro de sua perspectiva sobre a cosmovisão do mundo ocidental, como ele mesmo esclarece. Hiebert lista temas importantes para a missão:</text:span></text:p>
      <text:list xml:id="list839238915" text:style-name="L2">
        <text:list-header>
          <text:p text:style-name="P119"><text:span text:style-name="T20">É necessário evitar a arrogância e a manipulação humana na evangelização. Deus é quem salva, o cristão é apenas testemunha dele. É necessário confiar de maneira absoluta na poderosa graça divina e testemunhar a mensagem da salvação de maneira respeitosa, evitando impor aspectos culturais e apontanto sempre para Jesus Cristo. </text:span><text:span text:style-name="T15">(Hiebert, 1993)</text:span></text:p>
          <text:p text:style-name="P119"/>
          <text:p text:style-name="P120">missões para um mundo globalizado</text:p>
        </text:list-header>
      </text:list>
      <text:p text:style-name="P85"><text:span text:style-name="T15">–//–</text:span><text:span text:style-name="T18"> </text:span></text:p>
      <text:p text:style-name="P8"><text:tab/><text:span text:style-name="T44">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rabalhos de apoio à evangelização. Evangelizam pelo testemunho em um trabalho assumido como compromisso de fé.</text:span></text:p>
      <text:p text:style-name="P8"><text:soft-page-break/><text:tab/>Na era da informação, as novas geração estão socializadas fora do modelo da família patriarcal. Os debates abertos sobre família e sexualidade efervescem os debates sobre o homossexualismo, dentro das questões da fobia social, da afirmação dos direitos e das identidades.</text:p>
      <text:p text:style-name="P11"><text:tab/><text:span text:style-name="T44">Como perspectiva de futuro, é preciso considerar seriamente as mudanças ocorridas nos campos missionários contemporâneos, formados por muitos países que ascenderam à independência e desejam fortemente sair da pobreza absoluta. O missionário não pode ficar alheio a essas preocupações. A missão é de todo o povo de Deus e realiza-se de muitas formas. Os leigos também podem participar. Eles têm, por vezes, mais possibilidade e capacidade de estar com o povo e chegar aonde o missionário ou pastor não chega, dando uma imagem diferente do que é ser missionário.</text:span></text:p>
      <text:p text:style-name="P11">1 Co9:19-23</text:p>
      <text:p text:style-name="P12">Missões para um mundo globalizado</text:p>
      <text:p text:style-name="P6">–//–</text:p>
      <text:p text:style-name="P6"><text:s/><text:span text:style-name="T35">John Stott A missão Cristã no mundo moderno</text:span></text:p>
      <text:p text:style-name="P31"><text:tab/><text:span text:style-name="T44">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text:span text:style-name="T48"> <text:s text:c="144"/></text:span></text:p>
      <text:p text:style-name="P65"><text:soft-page-break/><text:tab/>[…] há outro aspecto da missão do Filho que deve ser comparado com a missão da igreja: e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Lausanne declara: “Nós afirmamos que Cristo envia o seu povo redimido ao mundo como o Pai o enviou e isto conclama para um envolvimento profundo e dispendioso no mundo”</text:p>
      <text:p text:style-name="P13"/>
      <text:p text:style-name="P19"><text:span text:style-name="T2">Definições</text:span>:</text:p>
      <text:p text:style-name="P64"><text:span text:style-name="T3">Pacto de Lausanne</text:span><text:span text:style-name="T37">: “Nos envergonhamos por tantos terem sido negligenciados; é uma reprovação constante a nós e a toda a igreja”</text:span></text:p>
      <text:p text:style-name="P15"><text:span text:style-name="T3">John Stott</text:span><text:span text:style-name="T37">: “Evangelismo não é converter pessoas, nem conquistá-las, nem trazê-as a Cristo, apesar de este realmente ser o alvo principal do evangelismo. Evangelismo é pregar o evangelho.”</text:span></text:p>
      <text:p text:style-name="P60"><text:soft-page-break/>John Stott<text:span text:style-name="T5">: “O evangelismo não pode ser definido em termos de </text:span><text:span text:style-name="T10">métodos</text:span><text:span text:style-name="T5">.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34">John Stott<text:span text:style-name="T5">: “O fato de Deus ter se revelado em termos de uma cultura específica não nos dá uma justificativa para rejeitar sua revelação; em vez disso, nos dá o princípio correto pelo qual interpretá-la e também a solene responsabilidade de reinterpretá-la em termos significativos para a nossa cultura. Há apenas um evangelho e em sua essência ele nunca muda.”</text:span></text:p>
      <text:p text:style-name="P16"/>
      <text:p text:style-name="P59">John Stott<text:span text:style-name="T5">: “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0">fiel e contemporânea</text:span><text:span text:style-name="T5">. Uma combinação entre </text:span><text:span text:style-name="T10">verdade e relevância</text:span><text:span text:style-name="T5">. </text:span></text:p>
      <text:p text:style-name="P26"/>
      <text:p text:style-name="P59">Pacto de Lausanne – A natureza do evangelismo<text:span text:style-name="T5">: “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text:span><text:soft-page-break/><text:span text:style-name="T5">bíblico e histórico como Salvador e Senhor, com o intuito de persuadir as pessoas a vir a ele pessoalmente e, assim, se reconciliarem com Deus” </text:span></text:p>
      <text:p text:style-name="P7">–//–</text:p>
      <text:p text:style-name="P27"/>
      <text:p text:style-name="P20">A Missão da Igreja no mundo de hoje – Billy Graham</text:p>
      <text:p text:style-name="P22"><text:span text:style-name="T2">Michael Green</text:span>: <text:span text:style-name="T44">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span></text:p>
      <text:p text:style-name="P66"><text:tab/>Mas em solo gentio era diferente. <text:span text:style-name="T38">Os primeiros evangelisstas se empenhaam numa obra de retradução extensiva, não tanto de palavras como de conceitos. Não 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67"><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diferente dessa Cruz e ressurreição aos gentios em Colossenses 2:15, e 1 Timóteo 3:16. Aqui não é tanto o pecado o que oprime (fora do contexto cultural monoteísta <text:soft-page-break/>era praticamente inexistente a consciência de pecado), mas a servidão. Servidão às várias potestades demoníacas que mantêm o homem sob o seu controle, sobretudo o Destino (heimarmene) e a Necessidade (ananche).</text:p>
      <text:p text:style-name="P24"><text:tab/>Para as pessoas com esse problema, a encarnação de Jesus e a sua ressurreição triunfal eram pontos-chave que eram enfatizados. Na verdade, há toda uma ênfase <text:span text:style-name="T39">teológica na apresentação de Cristo como conquistador; ênfase nascida dessa maneira de encarar a Ressurreição. E ela, certamente, trouxe libertação para os pagãos, obsecados que estavam com o seu senso do demoníaco. “Estamos acima do Destino”, brada Taciano, “e em lugar dos demônios que enganam, conhecemos um Mestre que não engana.” A própria palavra “Senhor”, referida a Cristo com tanta frequência nas cartas de Paulo, pretende distingui-lo claramente dos “muitos senhores” mencionados em 1 Coríntios 8:5, que haviam mantido seus leitores sob o jugo da servidão.</text:span></text:p>
      <text:p text:style-name="P24"><text:tab/><text:span text:style-name="T39">Da mesma maneira, a ênfase se desloca do Reino de Deus, que o próprio Jesus anunciara de forma tão consistente, para a “vida eterna” ou “salvação”, palavras que veiculavam com mais clareza o sentido da mensagem de Jesus aos ouvintes gentios. A um mundo que, subjacente a tudo o que existe, Razão essa em que todos os homens, naturalmente, tomavam parte, Jesus é proclamado em 1 João (e de modo semelhante em Cl 1:15ss e Hb1:1ss) como a Razão universal de tudo o que Existe. Essa Razão era o próprio De</text:span><text:span text:style-name="T77">u</text:span><text:span text:style-name="T39">s, ativo desde a criação do mundo. Mas nem todos os homens, obviamente, participam do Logos eterno; são rebeldes, e somente os qu</text:span><text:span text:style-name="T77">e</text:span><text:span text:style-name="T39"> o recebem têm o direito de chamarem-se filhos de Deus. E assim a ideia comum nos círculos estóicos tornou-se veículo da pregação cristã.</text:span></text:p>
      <text:p text:style-name="P24"><text:tab/><text:span text:style-name="T39">Havia outros homens na Antiguidade que teriam aderido de imediato a essa ideia do Logos; homens da escola neoplatônica, que o concebiam como a ordem eterna da realidade pura, de certo modo copiada (ainda que inadequadamente) em todas as coisas boas e verdadeiras neste mundo de tempo e de espaço. “Bem,” diz João, “se é assim que pensam, permitam dizer-lhes uma coisa: só existe uma região no mundo onde o ideal se tornou real, onde o arquétipo penetrou, onde a Palavra se transformou em carne: na vida, morte e ressurreição </text:span><text:span text:style-name="T40">de Jesus Cristo.” João 1:14 é, </text:span><text:soft-page-break/><text:span text:style-name="T40">de fato, uma poderosa afirmação filosófica da “natureza absoluta” de Jesus de Nazaré.</text:span></text:p>
      <text:p text:style-name="P24"><text:tab/><text:span text:style-name="T40">Falando claramente, nada havia de inflexível nesses cristãos do período neotestamentário. Nem tampouco houve no século seguinte, ou dois séculos depois, <text:s/>enquanto o Evangelho ia sendo divulgado. Encontramos filósofos como Justino e Taciano envergando sua toga filosógica ao argumentarem em favor da filosofia cristã contra seus ouvintes. Surpreendemo-los explorando não só o velho Testamento, mas também os mitos de Homero e Hesíodo, a fim de neles colher alguma verdade que ajudasse a entender melhor a pessoa e a obra de Jesus. Estavam convencidos de que toda verdade é verdade de Deus. Por isso rejubilaram-se ao descobrirem que alguns poetas e filósofos pagãos antigos haviam dito coisas verdadeiras que o Evangelho de Cristo endossava.</text:span></text:p>
      <text:p text:style-name="P25"><text:tab/>Eu achava estranho (para não dizer coisa pior!) que Clemente de Roma, nos anos 90 do primeiro século desta era, usou a imagem da ave mitológica conhecida como fênix. Isso achava eu antes que tivesse tido a oportunidade de ver o desenho do fênix em Pompéia (cidade destruída no ano 79 da era cristã), elesse a inscrição que o pintor, anelante de imortalidade, gravou embaixo: “Ó fênix, tu és uma coisa venturosa!” Então percebi que apologista sagaz foi Clemente, relacionando a ressurreição do Senhor com o próprio símbolo da necessidade que o pintor fênix revelara. Como Paulo, Clemente se transformara em tudo para todos os homens, de maneira que, com todos os meios ao seu alcance, pudesse salvar alguns.</text:p>
      <text:p text:style-name="P25"><text:tab/>Naturalmente os primeiros cristãos cometeram dois tipos de erro na tentativa de pregar o Evangelho de maneira significativa, vinculando-o com a situação própria de cada um. O Gnosticismo, que era uma forma de salvação através do conhecimento, era fruto de uma aceitação acrítica de esquemas de referência pagãos, assim como é hoje o sincretismo. E o Ebionismo, que enfatizava a humanidade de Jesus Cristo a ponto de excluir-lhe a deidade, foi fruto da rígida determinação de pregar Jesus como “Filho de Deus” a judeus que provavelmente não poderiam ouvir aquelas palavras sem a impressão de que isso fosse blasfêmia <text:soft-page-break/>(embora outras formulações cristológicas, tão absolutas quanto essa, pudessem ter sido aceitáveis para eles).</text:p>
      <text:p text:style-name="P25"><text:tab/>Essas duas heresias cristãs do século II foram o resultado direto do relativismo transcultural acrítico num caso e, no outro, de uma insistência teimosa em empregar a “linguagem de sião”, esperando que as pessoas a compreendessem, caso não fossem endurecidas contra o Evangelho. Hoje as implicações disso são óbvias. Honest to God (Honesto para com Deus), do bispo John Robinson, foi uma legítima tentativa de comunicar a fé cristã a pessoas alienadas pela maneira com que a maioria dos pastores a pregava: as fantásticas vendas do livro mostram como um grande número de pessoas foi tocado por essa forma de aproximação. Infelizmente já não era aqui o Evangelho de Jesus Cristo o que foi comunicado (Robinson procura transmitir o Evangelho ao pretenso “homem moderno já na maioridade”, removendo o que acredita serem elementos sobrenaturais inaceitáveis).</text:p>
      <text:p text:style-name="P25"><text:tab/>Sem dúvida, somos chamados àquelas ousada flexibilidade dos cristãos primitivos, deixando que o mundo fixe a agenda e respondendo-a imaginativamente, à luz do testemunho cristão neotestamentário. Se tomarmos a variedade do próprio Novo Testamento como nosso modelo, nunca seremos monocrômicos ou monótonos. Se submetermos nossa mensagem retraduzida ao juízo do Novo Testamento, não cairemos no erro de desgastar o Evangelho no curso da tradução. Essa é uma operação delicada e perigosa, mas todo evangelista precisa empreedê-la se quer ser fiel tanto a Cristo como à sua própria geração.</text:p>
      <text:p text:style-name="P20">–//–</text:p>
      <text:p text:style-name="P18">SteveTurner – Engolidos pela cultura POP p.179</text:p>
      <text:p text:style-name="P28">A cultura deve engrandecer nossas vidas. Muitas vezes ela serve para nos confortar diante da fria e difícil realidade que temos de encarar em nossas vidas agitadas e nos levar para um mundo de fantasia, mito e sonho. <text:span text:style-name="T41">“A arte lava da alma a poeira da vida cotidiana”</text:span><text:span text:style-name="T42"> – disse Picasso. Poesias, peças e pinturas podem nos mostrar ligações entre coisas que nunca descobriríamos por meio da lógica impiedosa. </text:span><text:soft-page-break/><text:span text:style-name="T42">Canções e músicas ajudam a unir pessoas e nos deixam conscientes da magnitude do significado de ser humano.</text:span></text:p>
      <text:p text:style-name="P33"/>
      <text:list xml:id="list183145160354914" text:continue-list="list183144970751551" text:style-name="Outline">
        <text:list-item>
          <text:h text:style-name="P110" text:outline-level="1">Tecnologia – reinventando nosso mundo</text:h>
        </text:list-item>
      </text:list>
      <text:p text:style-name="P46">NADA Alterou mais o cenário da cultura popular em tempos recentes do que a revolução difital. Para citar apenas alguns exemplos, ela mudou a forma como nos correspondemos, a forma como consumimos música e filme, nossa relação com a televisão e o rádio, nossos hábitos de compra, nosso acesso ao conhecimento arquivado, nosso controle sobre a fotografia, a forma como acumulamos e a capacidade e velocidade das nossas pesquisas. Ela criou uma nova safra de empresários, muitos deles ainda na casa dos 20 anos, e marcas como Apple, Amazon, Wikipedia, Tumblr, Paypal, Twitter, Google e Facebook.</text:p>
      <text:p text:style-name="P46"><text:tab/>Da noite para o dia, muitos dos antigos cenários da cultura popular praticamente desapareceram. A invenção do download e dos mp2 players acabou com o domínio das lojas de discos, que, no passado, eram alguns dos lugares mais importantes para os jovens se reunirem. Os celulares acabaram com a necessidade das cabines telefônicas, ou pelomenos de muitas delas. A informação disponível online reduziu a circulação de revistas e Jornais, e, como resultado, a renda das propagandas impressas caiu. A invenção de programas como Pro Tools e sites como MySpace mudou a forma como as pessoas fazem e compartilham músiosca. Mensagens de texto e e-mails significaram um declínio dramático no número de cartas escritas e enviadas por meio do sistema postal. Enquanto escrevia este capítulo, a Kodak, companhia fotográfica fundada por George Eastman em 1889, pediu proteção contra falência, outra vítima da mudança para o digital.</text:p>
      <text:p text:style-name="P46"/>
      <text:p text:style-name="P46">[…] Novos vocabulários; Integração do virtual à nossa <text:s/>vida;</text:p>
      <text:p text:style-name="P47">Os cristãos geralmente tentam impedir o futuro, esperando que, ao resistirem à mudança, eles possam preservar um mundo que seja menos complexo e, assim, <text:soft-page-break/>mais fácil de entender; <text:span text:style-name="T2">ou acompanham a multidão, pensando que a fé nada tem a ver com computadores, moda ou filmes</text:span>. No entanto, deveríamos avaliar todas as novas tendências culturais à luz da sabedoria bíblica, descobrindo como as questões particulares levantadas em determinadas épocas dão nova importância para a Bíblia ou provavelmente nos levam a partes dela que não teriam uma relevância tão grande em outra época.</text:p>
      <text:p text:style-name="P47">A nova mídia alterou o comportamento sexual. O flerte virtual pode ser considerado simplesmente uma atualização de velhos hábitos como passear na rua, sair para dançar, corresponder-se com amigos ou responder a anúncios de pessoas solitárias em jornais. No entando, a internet tem mudado significativamente a forma como as pessoas se encontram, o número de pessoas com quem falam, ograu de intimidade e as fronteiras morais que estão dispostas a cruzar. Uma pesquisa britânica com quase novecentas pessoas de 16 a 24 anos descobriu que 80% já utilizaram um celular ou um site para alguma forma de contato sexual. A mesma porcentagem disse que é mais fácil ser promíscua online do que fora da rede; 53% já usaram webcams para sexo virtual; e um terço desses praticou sexo virtual com estranhos.</text:p>
      <text:p text:style-name="P47"><text:tab/>Em outras palavras, a nova tecnologia tem permitido relacionamentos que não seriam possíveis antes. Imagens cuidadosamente escolhidas e respostas rápidas dão um sentido imediato de intimidade, e, ainda assim, nenhuma das habilidades sociais é utilizada. Pessoas com gostos que antes seriam considerados bizarros ou depravados podem rapidamente encontrar indivíduos parecidos, com gostos parecidos, e, assim, acreditar que sua disfunção sexual é normal. Existem aplicativos para celular que conectam pessoas que compartilham uma preferência sexual e estão próximas geograficamente.</text:p>
      <text:p text:style-name="P47">[…]</text:p>
      <text:p text:style-name="P47">É verdade que somos criaturas que gostam de jogar, mas também somos combatentes de uma guerra espiritual e pessoas que anseiam por remir o tempo e levar adiante o grande chamado do Senhor. Se jogamos videogames ou jogos de computador, podemos justificar essas horas à luz das necessidades do mundo e de <text:soft-page-break/>nosso chamado? Como planeta, gastamos três bilhões de horas por semana jogando jogos. Um jovem jogador típico acumulará 10 mil horas de jogo com 21 anos – apenas 24 horas a menos do que gastaria na escola durante o ensino médio ou fundamental se estivesse uma frequência completa. Cinco milhões de jogadores americanos jogam por mais de 40 horas semanais. É questionável que alguém possa jogar dessa forma e ainda praticar a pura religião descrita em Tiago 1:27, que envolve visitar órfãos e viúvas em sua aflição e nos manter livres da “corrupção do mundo”. Não acho que nos envolveríamos em tantas batalhas fantasiosas se estivéssemos cientes das verdadeiras batalhas com as quais Deus pede que nos envolvamos.</text:p>
      <text:p text:style-name="P47"><text:tab/>A natureza dos jogos talvez afete também a maneira como as pessoas lidam com o que é real. As histórias narradas nos jogos geralmente envolvem diferentes estratégias que, no final, acabam dando o mesmo resultado. Alguns se perguntaram se isso não faz os jogadores se acostumarem com a ideia de que em questões espirituais não importa que caminho você tome. Em Halos e Avatars, Chris Hansen, da Baylor University pergunta:</text:p>
      <text:p text:style-name="P47"><text:tab/><text:span text:style-name="T13">A narrativa de múltiplos caminhos nos videogames se encaixa no impulso pluralístico. Se nos relacionamos com o mundo por meio de nossas histórias, e nossas histórias nos mostram que a cada vez podemos jogar um jogo de forma diferente e ainda chegar ao mesmo final, será que as gerações que vivenciam as narrativas por meio dessas lentes vão eventualmente, aceitar esse modelo como realidade?</text:span></text:p>
      <text:p text:style-name="P47"><text:span text:style-name="T13"><text:tab/></text:span><text:span text:style-name="T15">Para ser sincero, a resposta de Hansen para sua própria pergunta é que ele não acha que isso vá acontecer.</text:span></text:p>
      <text:p text:style-name="P47"><text:span text:style-name="T15"><text:tab/></text:span><text:span text:style-name="T50">Outros dizem que, geralmente, os jogos falam de superioridade, resolução de problemas e vitórias, enquanto a vida cristã tem a ver com o arrependimento, obediência e vida sacrificial. Se a vida de Paulo fosse um jogo, ele não p</text:span><text:span text:style-name="T51">areceria um vencedor – nem Pedro ou João Batista. Em algum sentido, a vida tem a ver com superioridade – sobre as tentações e o “pecado que nos envolve” (Hb 12:1), </text:span><text:soft-page-break/><text:span text:style-name="T51">superioridade da verdade bíblica, superioridade dos nossos dons –, e existem problemas para se resolver. Temos a garantia de que vamos vencer no final, mas vencer nem sempre nos faz sentir como vencedores, pois existem paradoxos na essência da vida cristã. Vivemos ao morrer, tornamo-nos os primeiros sendo os últimos, e ganhamos ao desistirmos.</text:span></text:p>
      <text:p text:style-name="P48"><text:span text:style-name="T15">* </text:span><text:span text:style-name="T32">Um seguidor de Jesus pode justificar o fato de passar 40 horas por dia jogando jogos?</text:span></text:p>
      <text:list xml:id="list183143913028618" text:continue-numbering="true" text:style-name="Outline">
        <text:list-item>
          <text:list>
            <text:list-item>
              <text:h text:style-name="P114" text:outline-level="2">O que devo fazer?</text:h>
            </text:list-item>
          </text:list>
        </text:list-item>
      </text:list>
      <text:p text:style-name="P48"><text:span text:style-name="T16">[…] </text:span><text:span text:style-name="T15">A maioria das pessoas são consumidoras primárias. Não querem saber como fazer um filme, mas como vê-lo e entendê-lo. Alguns são também críticos – em uma posição formal como especialistas ou em uma posição informal como palestrantes, pregadores ou escritores de artigos para jornais. Alguns são estudantes ou professores. Precisam lidar com as mais recentes ideias sobre teoria cultural e talvez queiram saber se a visão bíblica tem algo a contribuir com esse debate que pode ser seriamente considerado no mundo acadêmico. Alguns são idealizadores. A razão deles para fazerem a pergunta é querer saber como incorporar, de forma bem-sucedida e intensa, a visão bíblica do mundo ao que produzem como estilistas, músicas, ilustradores, web designers, jornalistas, comediantes, fotógrafos ou produtores.</text:span></text:p>
      <text:p text:style-name="P39"><text:tab/>Acredito que o mais importante de tudo é saber o que é uma visão bíblica, porque todas as artes e formas de comunicação mencionadas dependem de formar de olhar do mundo em vez de dependerem apenas de uma mensagme. O que geralmente faz um comediante, diretor de cinema ou romancista se destacar não é o fato de ter algo a dizer e ficar repetindo-o incansavelmente, mas sim, o fato de ter uma visão irresistível de como as coisas são e como deveriam ser – uma visão que perpassa tudo o que fazem.</text:p>
      <text:p text:style-name="P49"><text:span text:style-name="T15"><text:tab/></text:span><text:span text:style-name="T16">Há um problema envolvendo os cristãos que “tomam uma decisão” em um acampamento aos 10 anos de idade e que, na verdade não seguiram teologia alguma além dos Dez Mandamentos, dos Sete Pecados Capitais ou das Quatro Leis </text:span><text:soft-page-break/><text:span text:style-name="T16">Espirituais. Essas pessoas podem ser boas em utilizar a cultura popular para abordar temas específicos que podem fazer outras pessoas tomarem a mesma decisão, mas, quando se trata de criar algo que toque cada área da vida, elas não sabem como fazê-lo de uma forma cristã distinta, mas não necessariamente explícita. Tendem a evitar todas as áreas delicadas ou absorvem impensadamente os valores e características da cultura secular que as cerca. </text:span></text:p>
      <text:p text:style-name="P40"><text:tab/>Encontro-me com muitas pessoas envolvidas nas artes expressivas que querem fazer algo que reflita a fé cristã delas, mas que não sabem como proceder. Em grande parte, isso acontece porque a única coisa cristã que sabem fazer é falar do evangelho de uma única forma, mesmo sabendo que não é a requerida pelo New York Times, a Chanel, a Pixar ou a HBO, e que também não é apropriada para o nível de discussão presente na cultura popular. O que essas pessoas precisma é de uma visão bíblica que as capacite a olhar para coisas como pobreza, solidão, pornografia, arquitetura, fama e sexualidade como Deus olha.</text:p>
      <text:list xml:id="list183144693171416" text:continue-numbering="true" text:style-name="Outline">
        <text:list-item>
          <text:list>
            <text:list-item>
              <text:h text:style-name="P115" text:outline-level="2">Consumir com discernimento</text:h>
            </text:list-item>
          </text:list>
        </text:list-item>
      </text:list>
      <text:p text:style-name="P69"><text:span text:style-name="T16">C. </text:span><text:span text:style-name="T17">S. Lewis é outro exemplo de escritor muito conhecido por seu criticismo literário, tendo falado de um ponto de vista cristão, mas nem sempre para um público cristão. 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21">–//–</text:p>
      <text:p text:style-name="P52"/>
      <text:list xml:id="list183145849567495" text:continue-numbering="true" text:style-name="Outline">
        <text:list-item>
          <text:h text:style-name="P112" text:outline-level="1">Jogos e religião</text:h>
        </text:list-item>
      </text:list>
      <text:p text:style-name="P57">Tradição, Mecânica e fé</text:p>
      <text:p text:style-name="P57"><text:a xlink:type="simple" xlink:href="https://www.youtube.com/watch?v=dBVb2WECSLw" text:style-name="Internet_20_link" text:visited-style-name="Visited_20_Internet_20_Link">https://www.youtube.com/watch?v=dBVb2WECSLw</text:a> <text:span text:style-name="T78">Jogos e religião I</text:span></text:p>
      <text:p text:style-name="P57"><text:a xlink:type="simple" xlink:href="https://www.youtube.com/watch?v=GRNhNHXbUmk" text:style-name="Internet_20_link" text:visited-style-name="Visited_20_Internet_20_Link">https://www.youtube.com/watch?v=GRNhNHXbUmk</text:a> <text:span text:style-name="T78">Jogos e religião II</text:span></text:p>
      <text:p text:style-name="P57"/>
      <text:p text:style-name="P70">Videogames não exploram o conceito de fé de maneira alguma. Nunca vemos o mago sem seus poderes mágicos, o mago que não tem nenhuma prova concreta do Deus dele, tentando reconciliar a sua fé com um mundo onde coisas terríveis ainda acontecem com pessoas boas. Nunca vemos o cientista se esforçando para alinhar a razão e a crença. Nunca vivemos pela terrível perda da fé, ou o encontro com a fé quando tudo está perdido. Nós cortamos fora, todos os momentos poderosos e tantas explorações significativas que <text:s/>podem emergir ao debater o conceito de fé.</text:p>
      <text:p text:style-name="P70">Ora, tivemos vários medidores de moralidade nos jogos. Se vamos usar esses sistemas binários, será que não seria um pouco mais interessante se utilizássemos algo como: Fé e Ceticismo, ao invés de utilizar um simplesmedidor do bem e do mal.</text:p>
      <text:p text:style-name="P72"><text:span text:style-name="T66">Por que nunca ninguém parece interessado em tocar no conceito de fé nos jogos? Como esse pode ser </text:span><text:span text:style-name="T67">um tabu maior do que as extremidades de violência ou a noção de bem e mal? É difícil dizer. Contudo, dentro da comunidade dos jogos, sempre houve hostilidade contra a fé. Assim como, muitos representantes da fé têm sido hostis em direção à comunidade dos jogos no passado. Mas isso tudo é besteira. Toda razão é necessariamente baseada em </text:span><text:span text:style-name="T68">crença</text:span><text:span text:style-name="T63">. Todo sistema lógico, por necessidade, </text:span><text:span text:style-name="T71">tem</text:span><text:span text:style-name="T63"> que começar com um grupo de </text:span><text:span text:style-name="T71">postulados (axiomas) que são aceitos em fé</text:span><text:span text:style-name="T63">. Toda matemática é construida dessa forma. Assim como, toda ciência depende, não de prova exaustiva, mas em ser “a coisa mais lucrativa que ainda não tem provas de estar errada”.</text:span></text:p>
      <text:p text:style-name="P73"><text:span text:style-name="T62">Hoje, por causa da interatividade dos jogos, talvez tenhamos o melhor método que já houve </text:span><text:span text:style-name="T64">para explorar </text:span><text:span text:style-name="T72">fé</text:span><text:span text:style-name="T64"> de uma maneira honesta e aberta. Não impondo sobre as pessoas o que elas devem fazer, mas verdadeiramente permitindo que as pessoas </text:span><text:soft-page-break/><text:span text:style-name="T64">desenvolvam o conceito por si mesmas. Talvez, esse seja </text:span><text:span text:style-name="T72">o</text:span><text:span text:style-name="T64"> principal meio onde a comunidade dos jogos possa, poderemos olhar o mundo com as lentes do outro ao invés de insistir em dizer uns aos outros quem está certo e quem está errado.</text:span></text:p>
      <text:p text:style-name="P77"><text:span text:style-name="T62">Então, não podemos rejeitar </text:span><text:span text:style-name="T70">fé</text:span><text:span text:style-name="T62"> como um tópico a ser explorado nos jogos. Assim como não podemos ter medo de críticas também. Pois, qualquer um que rejeitar uma exploração séria e transparente de fé, só porque está em um jogo, provavelmente nem compraria o jogo de qualquer forma.</text:span></text:p>
      <text:p text:style-name="P71"/>
      <text:p text:style-name="P71"/>
      <text:p text:style-name="P71"/>
      <text:p text:style-name="P91">Rookmaaker</text:p>
      <text:p text:style-name="P82"/>
      <text:p text:style-name="P83">Com muita frequência criamos barreiras à comunicação do evangelho porque pregamos que nos importamos com as pessoas e que este mundo é de Deus, mas não agimos por esses princípios. Nossa falta de cuidado demonstra que na realidade não nos interessamos pelas pessouas ou pela criação de Deus.</text:p>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3"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text:tab/></text:p>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33</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1:03:53.287306596</meta:creation-date>
    <dc:title>CTM</dc:title>
    <meta:editing-duration>PT11H2M20S</meta:editing-duration>
    <meta:editing-cycles>36</meta:editing-cycles>
    <meta:generator>LibreOffice/6.4.7.2$Linux_X86_64 LibreOffice_project/40$Build-2</meta:generator>
    <dc:date>2021-11-24T17:51:14.507874914</dc:date>
    <meta:document-statistic meta:table-count="0" meta:image-count="5" meta:object-count="0" meta:page-count="33" meta:paragraph-count="201" meta:word-count="8277" meta:character-count="52710" meta:non-whitespace-character-count="44263"/>
    <meta:template xlink:type="simple" xlink:actuate="onRequest" xlink:title="CTM" xlink:href="../../../../Templates/CTM.ott" meta:date="2021-11-04T11:03:52.770834326"/>
  </office:meta>
</office:document-meta>
</file>